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5b2f80" officeooo:paragraph-rsid="005b2f80"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635379" officeooo:paragraph-rsid="00635379"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df90f3" officeooo:paragraph-rsid="00df90f3"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56bc8c" officeooo:paragraph-rsid="0056bc8c"/>
    </style:style>
    <style:style style:name="P5" style:family="paragraph" style:parent-style-name="Standard">
      <style:text-properties officeooo:rsid="004bca47" officeooo:paragraph-rsid="004bca47"/>
    </style:style>
    <style:style style:name="P6" style:family="paragraph" style:parent-style-name="Standard">
      <style:text-properties officeooo:rsid="004edc7c" officeooo:paragraph-rsid="004edc7c"/>
    </style:style>
    <style:style style:name="P7" style:family="paragraph" style:parent-style-name="Standard">
      <style:paragraph-properties fo:text-align="start" style:justify-single-word="false"/>
      <style:text-properties fo:font-style="normal" style:text-underline-style="none" fo:font-weight="normal" officeooo:rsid="008233ff" officeooo:paragraph-rsid="008233ff"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8790e5" officeooo:paragraph-rsid="0088fc99"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9c6716" officeooo:paragraph-rsid="009c6716"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b37cda" officeooo:paragraph-rsid="00b37cda"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0b7723b" officeooo:paragraph-rsid="00b7723b"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832f65" officeooo:paragraph-rsid="00832f65"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88fc99" officeooo:paragraph-rsid="0088fc99"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a816bd" officeooo:paragraph-rsid="00a816b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c05cc2" officeooo:paragraph-rsid="00c05cc2"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952156" officeooo:paragraph-rsid="00952156"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officeooo:rsid="00dd4c58" officeooo:paragraph-rsid="00dd4c58"/>
    </style:style>
    <style:style style:name="P18" style:family="paragraph" style:parent-style-name="Preformatted_20_Text">
      <style:text-properties fo:color="#a9b7c6" style:font-name="Source Code Pro" fo:font-size="10.5pt"/>
    </style:style>
    <style:style style:name="P19" style:family="paragraph" style:parent-style-name="Preformatted_20_Text">
      <style:paragraph-properties fo:text-align="start" style:justify-single-word="false"/>
      <style:text-properties fo:color="#a9b7c6" style:font-name="Source Code Pro" fo:font-size="10.5pt" style:text-underline-style="solid" style:text-underline-width="auto" style:text-underline-color="font-color" fo:font-weight="bold" officeooo:rsid="00df90f3" officeooo:paragraph-rsid="00df90f3" style:font-weight-asian="bold" style:font-weight-complex="bold"/>
    </style:style>
    <style:style style:name="P20" style:family="paragraph" style:parent-style-name="Preformatted_20_Text">
      <style:text-properties fo:color="#808080"/>
    </style:style>
    <style:style style:name="P21" style:family="paragraph" style:parent-style-name="Preformatted_20_Text">
      <style:paragraph-properties fo:margin-top="0in" fo:margin-bottom="0.1965in" loext:contextual-spacing="false"/>
      <style:text-properties fo:color="#a9b7c6" style:font-name="Source Code Pro" fo:font-size="10.5pt"/>
    </style:style>
    <style:style style:name="P22" style:family="paragraph" style:parent-style-name="Preformatted_20_Text">
      <style:paragraph-properties fo:margin-top="0in" fo:margin-bottom="0.1965in" loext:contextual-spacing="false"/>
      <style:text-properties fo:color="#808080"/>
    </style:style>
    <style:style style:name="P23" style:family="paragraph" style:parent-style-name="Standard" style:list-style-name="L1">
      <style:paragraph-properties fo:text-align="center" style:justify-single-word="false"/>
      <style:text-properties style:text-underline-style="solid" style:text-underline-width="auto" style:text-underline-color="font-color" fo:font-weight="normal" officeooo:rsid="005450b1" officeooo:paragraph-rsid="005450b1" style:font-weight-asian="normal" style:font-weight-complex="normal"/>
    </style:style>
    <style:style style:name="P24"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5ca51e" officeooo:paragraph-rsid="005ca51e" style:font-weight-asian="normal" style:font-weight-complex="normal"/>
    </style:style>
    <style:style style:name="P25"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5e279f" officeooo:paragraph-rsid="005e279f" style:font-weight-asian="normal" style:font-weight-complex="normal"/>
    </style:style>
    <style:style style:name="P26"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5f8ec5" officeooo:paragraph-rsid="005f8ec5" style:font-weight-asian="normal" style:font-weight-complex="normal"/>
    </style:style>
    <style:style style:name="P27" style:family="paragraph" style:parent-style-name="Standard">
      <style:paragraph-properties fo:text-align="center" style:justify-single-word="false"/>
      <style:text-properties style:text-underline-style="solid" style:text-underline-width="auto" style:text-underline-color="font-color" fo:font-weight="normal" officeooo:rsid="00f34be4" officeooo:paragraph-rsid="00f34be4" style:font-weight-asian="normal" style:font-weight-complex="normal"/>
    </style:style>
    <style:style style:name="P28" style:family="paragraph" style:parent-style-name="Standard">
      <style:paragraph-properties fo:text-align="center" style:justify-single-word="false"/>
      <style:text-properties style:text-underline-style="solid" style:text-underline-width="auto" style:text-underline-color="font-color" fo:font-weight="normal" officeooo:rsid="01092181" officeooo:paragraph-rsid="01092181" style:font-weight-asian="normal" style:font-weight-complex="normal"/>
    </style:style>
    <style:style style:name="P29" style:family="paragraph" style:parent-style-name="Standard">
      <style:paragraph-properties fo:text-align="center" style:justify-single-word="false"/>
      <style:text-properties style:text-underline-style="solid" style:text-underline-width="auto" style:text-underline-color="font-color" fo:font-weight="normal" officeooo:rsid="010be9f2" officeooo:paragraph-rsid="010be9f2" style:font-weight-asian="normal" style:font-weight-complex="normal"/>
    </style:style>
    <style:style style:name="P30" style:family="paragraph" style:parent-style-name="Standard">
      <style:paragraph-properties fo:text-align="center" style:justify-single-word="false"/>
      <style:text-properties style:text-underline-style="solid" style:text-underline-width="auto" style:text-underline-color="font-color" fo:font-weight="normal" officeooo:rsid="010da640" officeooo:paragraph-rsid="010da640" style:font-weight-asian="normal" style:font-weight-complex="normal"/>
    </style:style>
    <style:style style:name="P31" style:family="paragraph" style:parent-style-name="Standard">
      <style:paragraph-properties fo:text-align="center" style:justify-single-word="false"/>
      <style:text-properties style:text-underline-style="solid" style:text-underline-width="auto" style:text-underline-color="font-color" fo:font-weight="normal" officeooo:rsid="01140bcc" officeooo:paragraph-rsid="01140bcc" style:font-weight-asian="normal" style:font-weight-complex="normal"/>
    </style:style>
    <style:style style:name="P32" style:family="paragraph" style:parent-style-name="Standard" style:list-style-name="L13">
      <style:paragraph-properties fo:text-align="start" style:justify-single-word="false"/>
      <style:text-properties style:text-underline-style="solid" style:text-underline-width="auto" style:text-underline-color="font-color" fo:font-weight="normal" officeooo:rsid="01140bcc" officeooo:paragraph-rsid="01140bcc" style:font-weight-asian="normal" style:font-weight-complex="normal"/>
    </style:style>
    <style:style style:name="P33" style:family="paragraph" style:parent-style-name="Standard" style:list-style-name="L1">
      <style:text-properties style:text-underline-style="solid" style:text-underline-width="auto" style:text-underline-color="font-color" fo:font-weight="bold" officeooo:rsid="003d5158" officeooo:paragraph-rsid="003d5158" style:font-weight-asian="bold" style:font-weight-complex="bold"/>
    </style:style>
    <style:style style:name="P34" style:family="paragraph" style:parent-style-name="Standard">
      <style:paragraph-properties fo:text-align="start" style:justify-single-word="false"/>
      <style:text-properties style:text-underline-style="solid" style:text-underline-width="auto" style:text-underline-color="font-color" fo:font-weight="bold" officeooo:rsid="00e8ac81" officeooo:paragraph-rsid="00e8ac81" style:font-weight-asian="bold" style:font-weight-complex="bold"/>
    </style:style>
    <style:style style:name="P35" style:family="paragraph" style:parent-style-name="Standard">
      <style:paragraph-properties fo:text-align="start" style:justify-single-word="false"/>
      <style:text-properties style:text-underline-style="solid" style:text-underline-width="auto" style:text-underline-color="font-color" fo:font-weight="bold" officeooo:rsid="00f1e348" officeooo:paragraph-rsid="00f1e348" style:font-weight-asian="bold" style:font-weight-complex="bold"/>
    </style:style>
    <style:style style:name="P36" style:family="paragraph" style:parent-style-name="Standard">
      <style:paragraph-properties fo:text-align="center" style:justify-single-word="false"/>
      <style:text-properties style:text-underline-style="solid" style:text-underline-width="auto" style:text-underline-color="font-color" fo:font-weight="bold" officeooo:rsid="01092181" officeooo:paragraph-rsid="01092181" style:font-weight-asian="bold" style:font-weight-complex="bold"/>
    </style:style>
    <style:style style:name="P37" style:family="paragraph" style:parent-style-name="Standard" style:list-style-name="L1">
      <style:paragraph-properties fo:text-align="center" style:justify-single-word="false"/>
      <style:text-properties style:text-underline-style="solid" style:text-underline-width="auto" style:text-underline-color="font-color" officeooo:rsid="00407e64" officeooo:paragraph-rsid="00407e64"/>
    </style:style>
    <style:style style:name="P38" style:family="paragraph" style:parent-style-name="Standard" style:list-style-name="L1">
      <style:paragraph-properties fo:text-align="center" style:justify-single-word="false"/>
      <style:text-properties style:text-underline-style="solid" style:text-underline-width="auto" style:text-underline-color="font-color" officeooo:rsid="004bca47" officeooo:paragraph-rsid="0051b6ad"/>
    </style:style>
    <style:style style:name="P39" style:family="paragraph" style:parent-style-name="Standard" style:list-style-name="L1">
      <style:text-properties officeooo:rsid="0014612f" officeooo:paragraph-rsid="002f5023"/>
    </style:style>
    <style:style style:name="P40" style:family="paragraph" style:parent-style-name="Standard" style:list-style-name="L1">
      <style:text-properties officeooo:rsid="00158dae" officeooo:paragraph-rsid="002f5023"/>
    </style:style>
    <style:style style:name="P41" style:family="paragraph" style:parent-style-name="Standard" style:list-style-name="L1">
      <style:text-properties officeooo:rsid="0016a482" officeooo:paragraph-rsid="002f5023"/>
    </style:style>
    <style:style style:name="P42" style:family="paragraph" style:parent-style-name="Standard" style:list-style-name="L1">
      <style:text-properties officeooo:rsid="0018436c" officeooo:paragraph-rsid="002f5023"/>
    </style:style>
    <style:style style:name="P43" style:family="paragraph" style:parent-style-name="Standard" style:list-style-name="L1">
      <style:text-properties officeooo:rsid="0018f006" officeooo:paragraph-rsid="002f5023"/>
    </style:style>
    <style:style style:name="P44" style:family="paragraph" style:parent-style-name="Standard" style:list-style-name="L1">
      <style:text-properties officeooo:rsid="00194f68" officeooo:paragraph-rsid="002f5023"/>
    </style:style>
    <style:style style:name="P45" style:family="paragraph" style:parent-style-name="Standard" style:list-style-name="L1">
      <style:text-properties officeooo:rsid="001a6a7d" officeooo:paragraph-rsid="002f5023"/>
    </style:style>
    <style:style style:name="P46" style:family="paragraph" style:parent-style-name="Standard" style:list-style-name="L1">
      <style:text-properties officeooo:rsid="001b717b" officeooo:paragraph-rsid="002f5023"/>
    </style:style>
    <style:style style:name="P47" style:family="paragraph" style:parent-style-name="Standard" style:list-style-name="L1">
      <style:text-properties officeooo:rsid="001d02bf" officeooo:paragraph-rsid="002f5023"/>
    </style:style>
    <style:style style:name="P48" style:family="paragraph" style:parent-style-name="Standard" style:list-style-name="L1">
      <style:text-properties officeooo:rsid="001e3212" officeooo:paragraph-rsid="002f5023"/>
    </style:style>
    <style:style style:name="P49" style:family="paragraph" style:parent-style-name="Standard" style:list-style-name="L1">
      <style:text-properties officeooo:rsid="00206b25" officeooo:paragraph-rsid="002f5023"/>
    </style:style>
    <style:style style:name="P50" style:family="paragraph" style:parent-style-name="Standard" style:list-style-name="L1">
      <style:text-properties officeooo:rsid="0020cf69" officeooo:paragraph-rsid="002f5023"/>
    </style:style>
    <style:style style:name="P51" style:family="paragraph" style:parent-style-name="Standard" style:list-style-name="L1">
      <style:text-properties officeooo:rsid="00212661" officeooo:paragraph-rsid="002f5023"/>
    </style:style>
    <style:style style:name="P52" style:family="paragraph" style:parent-style-name="Standard" style:list-style-name="L1">
      <style:text-properties officeooo:rsid="0021cb86" officeooo:paragraph-rsid="002f5023"/>
    </style:style>
    <style:style style:name="P53" style:family="paragraph" style:parent-style-name="Standard" style:list-style-name="L1">
      <style:text-properties officeooo:rsid="00223b64" officeooo:paragraph-rsid="002f5023"/>
    </style:style>
    <style:style style:name="P54" style:family="paragraph" style:parent-style-name="Standard" style:list-style-name="L1">
      <style:text-properties officeooo:rsid="00242111" officeooo:paragraph-rsid="002f5023"/>
    </style:style>
    <style:style style:name="P55" style:family="paragraph" style:parent-style-name="Standard" style:list-style-name="L1">
      <style:text-properties officeooo:rsid="0024d7ca" officeooo:paragraph-rsid="002f5023"/>
    </style:style>
    <style:style style:name="P56" style:family="paragraph" style:parent-style-name="Standard" style:list-style-name="L1">
      <style:text-properties officeooo:rsid="0025689a" officeooo:paragraph-rsid="002f5023"/>
    </style:style>
    <style:style style:name="P57" style:family="paragraph" style:parent-style-name="Standard" style:list-style-name="L1">
      <style:text-properties officeooo:rsid="00270688" officeooo:paragraph-rsid="002f5023"/>
    </style:style>
    <style:style style:name="P58" style:family="paragraph" style:parent-style-name="Standard" style:list-style-name="L1">
      <style:text-properties officeooo:rsid="002879c0" officeooo:paragraph-rsid="002f5023"/>
    </style:style>
    <style:style style:name="P59" style:family="paragraph" style:parent-style-name="Standard" style:list-style-name="L1">
      <style:text-properties officeooo:rsid="002b61ca" officeooo:paragraph-rsid="002f5023"/>
    </style:style>
    <style:style style:name="P60" style:family="paragraph" style:parent-style-name="Standard" style:list-style-name="L1">
      <style:text-properties officeooo:rsid="002ce563" officeooo:paragraph-rsid="002f5023"/>
    </style:style>
    <style:style style:name="P61" style:family="paragraph" style:parent-style-name="Standard" style:list-style-name="L1">
      <style:text-properties officeooo:rsid="002d5a98" officeooo:paragraph-rsid="002f5023"/>
    </style:style>
    <style:style style:name="P62" style:family="paragraph" style:parent-style-name="Standard" style:list-style-name="L1">
      <style:text-properties officeooo:rsid="002e4b41" officeooo:paragraph-rsid="002f5023"/>
    </style:style>
    <style:style style:name="P63" style:family="paragraph" style:parent-style-name="Standard" style:list-style-name="L1">
      <style:text-properties officeooo:rsid="00304911" officeooo:paragraph-rsid="002f5023"/>
    </style:style>
    <style:style style:name="P64" style:family="paragraph" style:parent-style-name="Standard" style:list-style-name="L1">
      <style:text-properties officeooo:rsid="00343f54" officeooo:paragraph-rsid="002f5023"/>
    </style:style>
    <style:style style:name="P65" style:family="paragraph" style:parent-style-name="Standard" style:list-style-name="L1">
      <style:text-properties officeooo:rsid="0035a4bc" officeooo:paragraph-rsid="002f5023"/>
    </style:style>
    <style:style style:name="P66" style:family="paragraph" style:parent-style-name="Standard" style:list-style-name="L1">
      <style:text-properties officeooo:rsid="00379032" officeooo:paragraph-rsid="002f5023"/>
    </style:style>
    <style:style style:name="P67" style:family="paragraph" style:parent-style-name="Standard" style:list-style-name="L1">
      <style:text-properties officeooo:rsid="00393adc" officeooo:paragraph-rsid="002f5023"/>
    </style:style>
    <style:style style:name="P68" style:family="paragraph" style:parent-style-name="Standard" style:list-style-name="L1">
      <style:text-properties officeooo:rsid="0034b065" officeooo:paragraph-rsid="0034b065"/>
    </style:style>
    <style:style style:name="P69" style:family="paragraph" style:parent-style-name="Standard" style:list-style-name="L1">
      <style:text-properties officeooo:rsid="0039d8b3" officeooo:paragraph-rsid="0039d8b3"/>
    </style:style>
    <style:style style:name="P70" style:family="paragraph" style:parent-style-name="Standard" style:list-style-name="L1">
      <style:text-properties officeooo:rsid="003a46d9" officeooo:paragraph-rsid="003a46d9"/>
    </style:style>
    <style:style style:name="P71" style:family="paragraph" style:parent-style-name="Standard" style:list-style-name="L1">
      <style:text-properties officeooo:rsid="003adbb8" officeooo:paragraph-rsid="003adbb8"/>
    </style:style>
    <style:style style:name="P72" style:family="paragraph" style:parent-style-name="Standard" style:list-style-name="L1">
      <style:text-properties officeooo:rsid="003bae6e" officeooo:paragraph-rsid="003bae6e"/>
    </style:style>
    <style:style style:name="P73" style:family="paragraph" style:parent-style-name="Standard" style:list-style-name="L1">
      <style:text-properties officeooo:rsid="003bae6e" officeooo:paragraph-rsid="003c603b"/>
    </style:style>
    <style:style style:name="P74" style:family="paragraph" style:parent-style-name="Standard" style:list-style-name="L1">
      <style:text-properties officeooo:rsid="003c603b" officeooo:paragraph-rsid="003c603b"/>
    </style:style>
    <style:style style:name="P75" style:family="paragraph" style:parent-style-name="Standard" style:list-style-name="L1">
      <style:text-properties style:text-underline-style="none" fo:font-weight="normal" officeooo:rsid="003d5158" officeooo:paragraph-rsid="003d5158" style:font-weight-asian="normal" style:font-weight-complex="normal"/>
    </style:style>
    <style:style style:name="P76" style:family="paragraph" style:parent-style-name="Standard" style:list-style-name="L2">
      <style:paragraph-properties fo:text-align="start" style:justify-single-word="false"/>
      <style:text-properties style:text-underline-style="none" fo:font-weight="normal" officeooo:rsid="005e279f" officeooo:paragraph-rsid="005e279f" style:font-weight-asian="normal" style:font-weight-complex="normal"/>
    </style:style>
    <style:style style:name="P77" style:family="paragraph" style:parent-style-name="Standard" style:list-style-name="L2">
      <style:paragraph-properties fo:text-align="start" style:justify-single-word="false"/>
      <style:text-properties style:text-underline-style="none" fo:font-weight="normal" officeooo:rsid="0061ce17" officeooo:paragraph-rsid="0061ce17" style:font-weight-asian="normal" style:font-weight-complex="normal"/>
    </style:style>
    <style:style style:name="P78" style:family="paragraph" style:parent-style-name="Standard">
      <style:paragraph-properties fo:text-align="start" style:justify-single-word="false"/>
      <style:text-properties style:text-underline-style="none" fo:font-weight="normal" officeooo:rsid="0061ce17" officeooo:paragraph-rsid="0061ce17" style:font-weight-asian="normal" style:font-weight-complex="normal"/>
    </style:style>
    <style:style style:name="P79" style:family="paragraph" style:parent-style-name="Standard" style:list-style-name="L3">
      <style:paragraph-properties fo:text-align="start" style:justify-single-word="false"/>
      <style:text-properties style:text-underline-style="none" fo:font-weight="normal" officeooo:rsid="00646a74" officeooo:paragraph-rsid="00646a74" style:font-weight-asian="normal" style:font-weight-complex="normal"/>
    </style:style>
    <style:style style:name="P80" style:family="paragraph" style:parent-style-name="Standard" style:list-style-name="L3">
      <style:paragraph-properties fo:text-align="start" style:justify-single-word="false"/>
      <style:text-properties style:text-underline-style="none" fo:font-weight="normal" officeooo:rsid="00658ff3" officeooo:paragraph-rsid="00658ff3" style:font-weight-asian="normal" style:font-weight-complex="normal"/>
    </style:style>
    <style:style style:name="P81" style:family="paragraph" style:parent-style-name="Standard" style:list-style-name="L3">
      <style:paragraph-properties fo:text-align="start" style:justify-single-word="false"/>
      <style:text-properties style:text-underline-style="none" fo:font-weight="normal" officeooo:rsid="0065f08d" officeooo:paragraph-rsid="0065f08d" style:font-weight-asian="normal" style:font-weight-complex="normal"/>
    </style:style>
    <style:style style:name="P82" style:family="paragraph" style:parent-style-name="Standard" style:list-style-name="L3">
      <style:paragraph-properties fo:text-align="start" style:justify-single-word="false"/>
      <style:text-properties style:text-underline-style="none" fo:font-weight="normal" officeooo:rsid="0065f08d" officeooo:paragraph-rsid="0069b001" style:font-weight-asian="normal" style:font-weight-complex="normal"/>
    </style:style>
    <style:style style:name="P83" style:family="paragraph" style:parent-style-name="Standard" style:list-style-name="L3">
      <style:paragraph-properties fo:text-align="start" style:justify-single-word="false"/>
      <style:text-properties style:text-underline-style="none" fo:font-weight="normal" officeooo:rsid="0069b001" officeooo:paragraph-rsid="0069b001" style:font-weight-asian="normal" style:font-weight-complex="normal"/>
    </style:style>
    <style:style style:name="P84" style:family="paragraph" style:parent-style-name="Standard" style:list-style-name="L8">
      <style:paragraph-properties fo:text-align="start" style:justify-single-word="false"/>
      <style:text-properties style:text-underline-style="none" fo:font-weight="normal" officeooo:rsid="00ebabf9" officeooo:paragraph-rsid="00ebabf9" style:font-weight-asian="normal" style:font-weight-complex="normal"/>
    </style:style>
    <style:style style:name="P85" style:family="paragraph" style:parent-style-name="Standard">
      <style:paragraph-properties fo:text-align="start" style:justify-single-word="false"/>
      <style:text-properties style:text-underline-style="none" fo:font-weight="normal" officeooo:rsid="00ebabf9" officeooo:paragraph-rsid="00ebabf9" style:font-weight-asian="normal" style:font-weight-complex="normal"/>
    </style:style>
    <style:style style:name="P86" style:family="paragraph" style:parent-style-name="Standard" style:list-style-name="L9">
      <style:paragraph-properties fo:text-align="start" style:justify-single-word="false"/>
      <style:text-properties style:text-underline-style="none" fo:font-weight="normal" officeooo:rsid="00f4c78d" officeooo:paragraph-rsid="00f4c78d" style:font-weight-asian="normal" style:font-weight-complex="normal"/>
    </style:style>
    <style:style style:name="P87" style:family="paragraph" style:parent-style-name="Standard" style:list-style-name="L9">
      <style:paragraph-properties fo:text-align="start" style:justify-single-word="false"/>
      <style:text-properties style:text-underline-style="none" fo:font-weight="normal" officeooo:rsid="00f5b2d1" officeooo:paragraph-rsid="00f5b2d1" style:font-weight-asian="normal" style:font-weight-complex="normal"/>
    </style:style>
    <style:style style:name="P88" style:family="paragraph" style:parent-style-name="Standard" style:list-style-name="L9">
      <style:paragraph-properties fo:text-align="start" style:justify-single-word="false"/>
      <style:text-properties style:text-underline-style="none" fo:font-weight="normal" officeooo:rsid="00f63e07" officeooo:paragraph-rsid="00f63e07" style:font-weight-asian="normal" style:font-weight-complex="normal"/>
    </style:style>
    <style:style style:name="P89" style:family="paragraph" style:parent-style-name="Standard" style:list-style-name="L9">
      <style:paragraph-properties fo:text-align="start" style:justify-single-word="false"/>
      <style:text-properties style:text-underline-style="none" fo:font-weight="normal" officeooo:rsid="00fb1c18" officeooo:paragraph-rsid="00fdba5c" style:font-weight-asian="normal" style:font-weight-complex="normal"/>
    </style:style>
    <style:style style:name="P90" style:family="paragraph" style:parent-style-name="Standard" style:list-style-name="L9">
      <style:paragraph-properties fo:text-align="start" style:justify-single-word="false"/>
      <style:text-properties style:text-underline-style="none" fo:font-weight="normal" officeooo:rsid="0102d77e" officeooo:paragraph-rsid="0102d77e" style:font-weight-asian="normal" style:font-weight-complex="normal"/>
    </style:style>
    <style:style style:name="P91" style:family="paragraph" style:parent-style-name="Standard" style:list-style-name="L9">
      <style:paragraph-properties fo:text-align="start" style:justify-single-word="false"/>
      <style:text-properties style:text-underline-style="none" fo:font-weight="normal" officeooo:rsid="01058bb4" officeooo:paragraph-rsid="01058bb4" style:font-weight-asian="normal" style:font-weight-complex="normal"/>
    </style:style>
    <style:style style:name="P92" style:family="paragraph" style:parent-style-name="Standard" style:list-style-name="L10">
      <style:paragraph-properties fo:text-align="start" style:justify-single-word="false"/>
      <style:text-properties style:text-underline-style="none" fo:font-weight="normal" officeooo:rsid="010a0798" officeooo:paragraph-rsid="010a0798" style:font-weight-asian="normal" style:font-weight-complex="normal"/>
    </style:style>
    <style:style style:name="P93" style:family="paragraph" style:parent-style-name="Standard" style:list-style-name="L10">
      <style:paragraph-properties fo:text-align="start" style:justify-single-word="false"/>
      <style:text-properties style:text-underline-style="none" fo:font-weight="normal" officeooo:rsid="010b22fb" officeooo:paragraph-rsid="010b22fb" style:font-weight-asian="normal" style:font-weight-complex="normal"/>
    </style:style>
    <style:style style:name="P94" style:family="paragraph" style:parent-style-name="Standard" style:list-style-name="L10">
      <style:paragraph-properties fo:text-align="start" style:justify-single-word="false"/>
      <style:text-properties style:text-underline-style="none" fo:font-weight="normal" officeooo:rsid="010b8bed" officeooo:paragraph-rsid="010b8bed" style:font-weight-asian="normal" style:font-weight-complex="normal"/>
    </style:style>
    <style:style style:name="P95" style:family="paragraph" style:parent-style-name="Standard">
      <style:paragraph-properties fo:text-align="start" style:justify-single-word="false"/>
      <style:text-properties style:text-underline-style="none" fo:font-weight="normal" officeooo:rsid="010b8bed" officeooo:paragraph-rsid="010b8bed" style:font-weight-asian="normal" style:font-weight-complex="normal"/>
    </style:style>
    <style:style style:name="P96" style:family="paragraph" style:parent-style-name="Standard" style:list-style-name="L11">
      <style:paragraph-properties fo:text-align="start" style:justify-single-word="false"/>
      <style:text-properties style:text-underline-style="none" fo:font-weight="normal" officeooo:rsid="010c7f4d" officeooo:paragraph-rsid="010c7f4d" style:font-weight-asian="normal" style:font-weight-complex="normal"/>
    </style:style>
    <style:style style:name="P97" style:family="paragraph" style:parent-style-name="Standard">
      <style:paragraph-properties fo:text-align="start" style:justify-single-word="false"/>
      <style:text-properties style:text-underline-style="none" fo:font-weight="normal" officeooo:rsid="010c7f4d" officeooo:paragraph-rsid="010c7f4d" style:font-weight-asian="normal" style:font-weight-complex="normal"/>
    </style:style>
    <style:style style:name="P98" style:family="paragraph" style:parent-style-name="Standard" style:list-style-name="L12">
      <style:paragraph-properties fo:text-align="start" style:justify-single-word="false"/>
      <style:text-properties style:text-underline-style="none" fo:font-weight="normal" officeooo:rsid="010ee5f3" officeooo:paragraph-rsid="010ee5f3" style:font-weight-asian="normal" style:font-weight-complex="normal"/>
    </style:style>
    <style:style style:name="P99" style:family="paragraph" style:parent-style-name="Standard" style:list-style-name="L12">
      <style:paragraph-properties fo:text-align="start" style:justify-single-word="false"/>
      <style:text-properties style:text-underline-style="none" fo:font-weight="normal" officeooo:rsid="010f3ff0" officeooo:paragraph-rsid="010f3ff0" style:font-weight-asian="normal" style:font-weight-complex="normal"/>
    </style:style>
    <style:style style:name="P100" style:family="paragraph" style:parent-style-name="Standard" style:list-style-name="L12">
      <style:paragraph-properties fo:text-align="start" style:justify-single-word="false"/>
      <style:text-properties style:text-underline-style="none" fo:font-weight="normal" officeooo:rsid="01119c35" officeooo:paragraph-rsid="01119c35" style:font-weight-asian="normal" style:font-weight-complex="normal"/>
    </style:style>
    <style:style style:name="P101" style:family="paragraph" style:parent-style-name="Standard" style:list-style-name="L12">
      <style:paragraph-properties fo:text-align="start" style:justify-single-word="false"/>
      <style:text-properties style:text-underline-style="none" fo:font-weight="normal" officeooo:rsid="011351cd" officeooo:paragraph-rsid="011351cd" style:font-weight-asian="normal" style:font-weight-complex="normal"/>
    </style:style>
    <style:style style:name="P102" style:family="paragraph" style:parent-style-name="Standard">
      <style:paragraph-properties fo:text-align="start" style:justify-single-word="false"/>
      <style:text-properties style:text-underline-style="none" fo:font-weight="normal" officeooo:rsid="011351cd" officeooo:paragraph-rsid="011351cd" style:font-weight-asian="normal" style:font-weight-complex="normal"/>
    </style:style>
    <style:style style:name="P103" style:family="paragraph" style:parent-style-name="Standard" style:list-style-name="L1">
      <style:text-properties officeooo:rsid="0030e075" officeooo:paragraph-rsid="0030e075"/>
    </style:style>
    <style:style style:name="P104" style:family="paragraph" style:parent-style-name="Standard" style:list-style-name="L1">
      <style:text-properties officeooo:rsid="00319b10" officeooo:paragraph-rsid="00319b10"/>
    </style:style>
    <style:style style:name="P105" style:family="paragraph" style:parent-style-name="Standard" style:list-style-name="L1">
      <style:text-properties officeooo:rsid="00407e64" officeooo:paragraph-rsid="00407e64"/>
    </style:style>
    <style:style style:name="P106" style:family="paragraph" style:parent-style-name="Standard" style:list-style-name="L1">
      <style:text-properties officeooo:rsid="0040ab83" officeooo:paragraph-rsid="0040ab83"/>
    </style:style>
    <style:style style:name="P107" style:family="paragraph" style:parent-style-name="Standard" style:list-style-name="L1">
      <style:text-properties officeooo:rsid="0040b1c6" officeooo:paragraph-rsid="0040b1c6"/>
    </style:style>
    <style:style style:name="P108" style:family="paragraph" style:parent-style-name="Standard" style:list-style-name="L1">
      <style:text-properties officeooo:rsid="0041fbca" officeooo:paragraph-rsid="0041fbca"/>
    </style:style>
    <style:style style:name="P109" style:family="paragraph" style:parent-style-name="Standard" style:list-style-name="L1">
      <style:text-properties officeooo:rsid="004298ac" officeooo:paragraph-rsid="004298ac"/>
    </style:style>
    <style:style style:name="P110" style:family="paragraph" style:parent-style-name="Standard" style:list-style-name="L1">
      <style:text-properties officeooo:rsid="0046fd29" officeooo:paragraph-rsid="0046fd29"/>
    </style:style>
    <style:style style:name="P111" style:family="paragraph" style:parent-style-name="Standard" style:list-style-name="L1">
      <style:text-properties officeooo:rsid="004459df" officeooo:paragraph-rsid="004459df"/>
    </style:style>
    <style:style style:name="P112" style:family="paragraph" style:parent-style-name="Standard" style:list-style-name="L1">
      <style:text-properties officeooo:rsid="004817b3" officeooo:paragraph-rsid="004817b3"/>
    </style:style>
    <style:style style:name="P113" style:family="paragraph" style:parent-style-name="Standard" style:list-style-name="L1">
      <style:text-properties officeooo:rsid="0049ec7c" officeooo:paragraph-rsid="0049ec7c"/>
    </style:style>
    <style:style style:name="P114" style:family="paragraph" style:parent-style-name="Standard" style:list-style-name="L1">
      <style:text-properties officeooo:rsid="004bca47" officeooo:paragraph-rsid="004bca47"/>
    </style:style>
    <style:style style:name="P115" style:family="paragraph" style:parent-style-name="Standard" style:list-style-name="L1">
      <style:text-properties officeooo:rsid="004ca2e7" officeooo:paragraph-rsid="004ca2e7"/>
    </style:style>
    <style:style style:name="P116" style:family="paragraph" style:parent-style-name="Standard" style:list-style-name="L1">
      <style:text-properties officeooo:rsid="004cfaac" officeooo:paragraph-rsid="004cfaac"/>
    </style:style>
    <style:style style:name="P117" style:family="paragraph" style:parent-style-name="Standard" style:list-style-name="L1">
      <style:text-properties officeooo:rsid="004d251d" officeooo:paragraph-rsid="004d251d"/>
    </style:style>
    <style:style style:name="P118" style:family="paragraph" style:parent-style-name="Standard" style:list-style-name="L1">
      <style:text-properties officeooo:rsid="004dc61a" officeooo:paragraph-rsid="004dc61a"/>
    </style:style>
    <style:style style:name="P119" style:family="paragraph" style:parent-style-name="Standard" style:list-style-name="L1">
      <style:text-properties officeooo:rsid="004edc7c" officeooo:paragraph-rsid="004edc7c"/>
    </style:style>
    <style:style style:name="P120" style:family="paragraph" style:parent-style-name="Standard" style:list-style-name="L3">
      <style:paragraph-properties fo:text-align="start" style:justify-single-word="false"/>
      <style:text-properties fo:font-style="normal" style:text-underline-style="none" fo:font-weight="normal" officeooo:rsid="0069b001" officeooo:paragraph-rsid="0069b001" style:font-style-asian="normal" style:font-weight-asian="normal" style:font-style-complex="normal" style:font-weight-complex="normal"/>
    </style:style>
    <style:style style:name="P121" style:family="paragraph" style:parent-style-name="Standard" style:list-style-name="L3">
      <style:paragraph-properties fo:text-align="start" style:justify-single-word="false"/>
      <style:text-properties fo:font-style="normal" style:text-underline-style="none" fo:font-weight="normal" officeooo:rsid="006ab203" officeooo:paragraph-rsid="006ab203" style:font-style-asian="normal" style:font-weight-asian="normal" style:font-style-complex="normal" style:font-weight-complex="normal"/>
    </style:style>
    <style:style style:name="P122" style:family="paragraph" style:parent-style-name="Standard" style:list-style-name="L3">
      <style:paragraph-properties fo:text-align="start" style:justify-single-word="false"/>
      <style:text-properties fo:font-style="normal" style:text-underline-style="none" fo:font-weight="normal" officeooo:rsid="006c009d" officeooo:paragraph-rsid="006d597b" style:font-style-asian="normal" style:font-weight-asian="normal" style:font-style-complex="normal" style:font-weight-complex="normal"/>
    </style:style>
    <style:style style:name="P123" style:family="paragraph" style:parent-style-name="Standard" style:list-style-name="L3">
      <style:paragraph-properties fo:text-align="start" style:justify-single-word="false"/>
      <style:text-properties fo:font-style="normal" style:text-underline-style="none" fo:font-weight="normal" officeooo:rsid="0070567c" officeooo:paragraph-rsid="0070567c" style:font-style-asian="normal" style:font-weight-asian="normal" style:font-style-complex="normal" style:font-weight-complex="normal"/>
    </style:style>
    <style:style style:name="P124" style:family="paragraph" style:parent-style-name="Standard" style:list-style-name="L3">
      <style:paragraph-properties fo:text-align="start" style:justify-single-word="false"/>
      <style:text-properties fo:font-style="normal" style:text-underline-style="none" fo:font-weight="normal" officeooo:rsid="006d597b" officeooo:paragraph-rsid="006d597b" style:font-style-asian="normal" style:font-weight-asian="normal" style:font-style-complex="normal" style:font-weight-complex="normal"/>
    </style:style>
    <style:style style:name="P125" style:family="paragraph" style:parent-style-name="Standard" style:list-style-name="L3">
      <style:paragraph-properties fo:text-align="start" style:justify-single-word="false"/>
      <style:text-properties fo:font-style="normal" style:text-underline-style="none" fo:font-weight="normal" officeooo:rsid="006e48d7" officeooo:paragraph-rsid="006e48d7" style:font-style-asian="normal" style:font-weight-asian="normal" style:font-style-complex="normal" style:font-weight-complex="normal"/>
    </style:style>
    <style:style style:name="P126" style:family="paragraph" style:parent-style-name="Standard" style:list-style-name="L3">
      <style:paragraph-properties fo:text-align="start" style:justify-single-word="false"/>
      <style:text-properties fo:font-style="normal" style:text-underline-style="none" fo:font-weight="normal" officeooo:rsid="006f4d8a" officeooo:paragraph-rsid="006f4d8a" style:font-style-asian="normal" style:font-weight-asian="normal" style:font-style-complex="normal" style:font-weight-complex="normal"/>
    </style:style>
    <style:style style:name="P127" style:family="paragraph" style:parent-style-name="Standard" style:list-style-name="L3">
      <style:paragraph-properties fo:text-align="start" style:justify-single-word="false"/>
      <style:text-properties fo:font-style="normal" style:text-underline-style="none" fo:font-weight="normal" officeooo:rsid="00742055" officeooo:paragraph-rsid="00742055" style:font-style-asian="normal" style:font-weight-asian="normal" style:font-style-complex="normal" style:font-weight-complex="normal"/>
    </style:style>
    <style:style style:name="P128" style:family="paragraph" style:parent-style-name="Standard" style:list-style-name="L3">
      <style:paragraph-properties fo:text-align="start" style:justify-single-word="false"/>
      <style:text-properties fo:font-style="normal" style:text-underline-style="none" fo:font-weight="normal" officeooo:rsid="007761ea" officeooo:paragraph-rsid="007761ea" style:font-style-asian="normal" style:font-weight-asian="normal" style:font-style-complex="normal" style:font-weight-complex="normal"/>
    </style:style>
    <style:style style:name="P129" style:family="paragraph" style:parent-style-name="Standard" style:list-style-name="L3">
      <style:paragraph-properties fo:text-align="start" style:justify-single-word="false"/>
      <style:text-properties fo:font-style="normal" style:text-underline-style="none" fo:font-weight="normal" officeooo:rsid="00791053" officeooo:paragraph-rsid="00791053" style:font-style-asian="normal" style:font-weight-asian="normal" style:font-style-complex="normal" style:font-weight-complex="normal"/>
    </style:style>
    <style:style style:name="P130" style:family="paragraph" style:parent-style-name="Standard" style:list-style-name="L3">
      <style:paragraph-properties fo:text-align="start" style:justify-single-word="false"/>
      <style:text-properties fo:font-style="normal" style:text-underline-style="none" fo:font-weight="normal" officeooo:rsid="007a6978" officeooo:paragraph-rsid="007a6978" style:font-style-asian="normal" style:font-weight-asian="normal" style:font-style-complex="normal" style:font-weight-complex="normal"/>
    </style:style>
    <style:style style:name="P131" style:family="paragraph" style:parent-style-name="Standard" style:list-style-name="L3">
      <style:paragraph-properties fo:text-align="start" style:justify-single-word="false"/>
      <style:text-properties fo:font-style="normal" style:text-underline-style="none" fo:font-weight="normal" officeooo:rsid="007c0446" officeooo:paragraph-rsid="007c0446" style:font-style-asian="normal" style:font-weight-asian="normal" style:font-style-complex="normal" style:font-weight-complex="normal"/>
    </style:style>
    <style:style style:name="P132" style:family="paragraph" style:parent-style-name="Standard" style:list-style-name="L3">
      <style:paragraph-properties fo:text-align="start" style:justify-single-word="false"/>
      <style:text-properties fo:font-style="normal" style:text-underline-style="none" fo:font-weight="normal" officeooo:rsid="007ee794" officeooo:paragraph-rsid="007ee794" style:font-style-asian="normal" style:font-weight-asian="normal" style:font-style-complex="normal" style:font-weight-complex="normal"/>
    </style:style>
    <style:style style:name="P133" style:family="paragraph" style:parent-style-name="Standard" style:list-style-name="L3">
      <style:paragraph-properties fo:text-align="start" style:justify-single-word="false"/>
      <style:text-properties fo:font-style="normal" style:text-underline-style="none" fo:font-weight="normal" officeooo:rsid="00730ff7" officeooo:paragraph-rsid="00730ff7" style:font-style-asian="normal" style:font-weight-asian="normal" style:font-style-complex="normal" style:font-weight-complex="normal"/>
    </style:style>
    <style:style style:name="P134" style:family="paragraph" style:parent-style-name="Standard" style:list-style-name="L3">
      <style:paragraph-properties fo:text-align="start" style:justify-single-word="false"/>
      <style:text-properties fo:font-style="normal" style:text-underline-style="none" fo:font-weight="normal" officeooo:rsid="0080f0a3" officeooo:paragraph-rsid="0080f0a3" style:font-style-asian="normal" style:font-weight-asian="normal" style:font-style-complex="normal" style:font-weight-complex="normal"/>
    </style:style>
    <style:style style:name="P135" style:family="paragraph" style:parent-style-name="Standard" style:list-style-name="L4">
      <style:paragraph-properties fo:text-align="start" style:justify-single-word="false"/>
      <style:text-properties fo:font-style="normal" style:text-underline-style="none" fo:font-weight="normal" officeooo:rsid="00842f77" officeooo:paragraph-rsid="00842f77" style:font-style-asian="normal" style:font-weight-asian="normal" style:font-style-complex="normal" style:font-weight-complex="normal"/>
    </style:style>
    <style:style style:name="P136" style:family="paragraph" style:parent-style-name="Standard" style:list-style-name="L4">
      <style:paragraph-properties fo:text-align="start" style:justify-single-word="false"/>
      <style:text-properties fo:font-style="normal" style:text-underline-style="none" fo:font-weight="normal" officeooo:rsid="008740dd" officeooo:paragraph-rsid="008740dd" style:font-style-asian="normal" style:font-weight-asian="normal" style:font-style-complex="normal" style:font-weight-complex="normal"/>
    </style:style>
    <style:style style:name="P137" style:family="paragraph" style:parent-style-name="Standard" style:list-style-name="L4">
      <style:paragraph-properties fo:text-align="start" style:justify-single-word="false"/>
      <style:text-properties fo:font-style="normal" style:text-underline-style="none" fo:font-weight="normal" officeooo:rsid="008e9c2a" officeooo:paragraph-rsid="008e9c2a" style:font-style-asian="normal" style:font-weight-asian="normal" style:font-style-complex="normal" style:font-weight-complex="normal"/>
    </style:style>
    <style:style style:name="P138" style:family="paragraph" style:parent-style-name="Standard" style:list-style-name="L4">
      <style:paragraph-properties fo:text-align="start" style:justify-single-word="false"/>
      <style:text-properties fo:font-style="normal" style:text-underline-style="none" fo:font-weight="normal" officeooo:rsid="00852365" officeooo:paragraph-rsid="00852365" style:font-style-asian="normal" style:font-weight-asian="normal" style:font-style-complex="normal" style:font-weight-complex="normal"/>
    </style:style>
    <style:style style:name="P139" style:family="paragraph" style:parent-style-name="Standard" style:list-style-name="L4">
      <style:paragraph-properties fo:text-align="start" style:justify-single-word="false"/>
      <style:text-properties fo:font-style="normal" style:text-underline-style="none" fo:font-weight="normal" officeooo:rsid="0086368d" officeooo:paragraph-rsid="0086368d" style:font-style-asian="normal" style:font-weight-asian="normal" style:font-style-complex="normal" style:font-weight-complex="normal"/>
    </style:style>
    <style:style style:name="P140" style:family="paragraph" style:parent-style-name="Standard" style:list-style-name="L4">
      <style:paragraph-properties fo:text-align="start" style:justify-single-word="false"/>
      <style:text-properties fo:font-style="normal" style:text-underline-style="none" fo:font-weight="normal" officeooo:rsid="0086675a" officeooo:paragraph-rsid="0086675a" style:font-style-asian="normal" style:font-weight-asian="normal" style:font-style-complex="normal" style:font-weight-complex="normal"/>
    </style:style>
    <style:style style:name="P141" style:family="paragraph" style:parent-style-name="Standard" style:list-style-name="L4">
      <style:paragraph-properties fo:text-align="start" style:justify-single-word="false"/>
      <style:text-properties fo:font-style="normal" style:text-underline-style="none" fo:font-weight="normal" officeooo:rsid="008fd500" officeooo:paragraph-rsid="008fd500" style:font-style-asian="normal" style:font-weight-asian="normal" style:font-style-complex="normal" style:font-weight-complex="normal"/>
    </style:style>
    <style:style style:name="P142" style:family="paragraph" style:parent-style-name="Standard" style:list-style-name="L4">
      <style:paragraph-properties fo:text-align="start" style:justify-single-word="false"/>
      <style:text-properties fo:font-style="normal" style:text-underline-style="none" fo:font-weight="normal" officeooo:rsid="008790e5" officeooo:paragraph-rsid="0088fc99" style:font-style-asian="normal" style:font-weight-asian="normal" style:font-style-complex="normal" style:font-weight-complex="normal"/>
    </style:style>
    <style:style style:name="P143" style:family="paragraph" style:parent-style-name="Standard" style:list-style-name="L4">
      <style:paragraph-properties fo:text-align="start" style:justify-single-word="false"/>
      <style:text-properties fo:font-style="normal" style:text-underline-style="none" fo:font-weight="normal" officeooo:rsid="0098d835" officeooo:paragraph-rsid="00926c4f" style:font-style-asian="normal" style:font-weight-asian="normal" style:font-style-complex="normal" style:font-weight-complex="normal"/>
    </style:style>
    <style:style style:name="P144" style:family="paragraph" style:parent-style-name="Standard" style:list-style-name="L4">
      <style:paragraph-properties fo:text-align="start" style:justify-single-word="false"/>
      <style:text-properties fo:font-style="normal" style:text-underline-style="none" fo:font-weight="normal" officeooo:rsid="0098d835" officeooo:paragraph-rsid="0098d835" style:font-style-asian="normal" style:font-weight-asian="normal" style:font-style-complex="normal" style:font-weight-complex="normal"/>
    </style:style>
    <style:style style:name="P145" style:family="paragraph" style:parent-style-name="Standard" style:list-style-name="L4">
      <style:paragraph-properties fo:text-align="start" style:justify-single-word="false"/>
      <style:text-properties fo:font-style="normal" style:text-underline-style="none" fo:font-weight="normal" officeooo:rsid="009041e9" officeooo:paragraph-rsid="009041e9" style:font-style-asian="normal" style:font-weight-asian="normal" style:font-style-complex="normal" style:font-weight-complex="normal"/>
    </style:style>
    <style:style style:name="P146" style:family="paragraph" style:parent-style-name="Standard" style:list-style-name="L4">
      <style:paragraph-properties fo:text-align="start" style:justify-single-word="false"/>
      <style:text-properties fo:font-style="normal" style:text-underline-style="none" fo:font-weight="normal" officeooo:rsid="0089e2d0" officeooo:paragraph-rsid="0089e2d0" style:font-style-asian="normal" style:font-weight-asian="normal" style:font-style-complex="normal" style:font-weight-complex="normal"/>
    </style:style>
    <style:style style:name="P147" style:family="paragraph" style:parent-style-name="Standard" style:list-style-name="L4">
      <style:paragraph-properties fo:text-align="start" style:justify-single-word="false"/>
      <style:text-properties fo:font-style="normal" style:text-underline-style="none" fo:font-weight="normal" officeooo:rsid="00910a09" officeooo:paragraph-rsid="00910a09" style:font-style-asian="normal" style:font-weight-asian="normal" style:font-style-complex="normal" style:font-weight-complex="normal"/>
    </style:style>
    <style:style style:name="P148" style:family="paragraph" style:parent-style-name="Standard" style:list-style-name="L4">
      <style:paragraph-properties fo:text-align="start" style:justify-single-word="false"/>
      <style:text-properties fo:font-style="normal" style:text-underline-style="none" fo:font-weight="normal" officeooo:rsid="00936456" officeooo:paragraph-rsid="00936456" style:font-style-asian="normal" style:font-weight-asian="normal" style:font-style-complex="normal" style:font-weight-complex="normal"/>
    </style:style>
    <style:style style:name="P149" style:family="paragraph" style:parent-style-name="Standard" style:list-style-name="L4">
      <style:paragraph-properties fo:text-align="start" style:justify-single-word="false"/>
      <style:text-properties fo:font-style="normal" style:text-underline-style="none" fo:font-weight="normal" officeooo:rsid="0093875e" officeooo:paragraph-rsid="0093875e" style:font-style-asian="normal" style:font-weight-asian="normal" style:font-style-complex="normal" style:font-weight-complex="normal"/>
    </style:style>
    <style:style style:name="P150" style:family="paragraph" style:parent-style-name="Standard" style:list-style-name="L4">
      <style:paragraph-properties fo:text-align="start" style:justify-single-word="false"/>
      <style:text-properties fo:font-style="normal" style:text-underline-style="none" fo:font-weight="normal" officeooo:rsid="009fa2b2" officeooo:paragraph-rsid="00a2c2e4" style:font-style-asian="normal" style:font-weight-asian="normal" style:font-style-complex="normal" style:font-weight-complex="normal"/>
    </style:style>
    <style:style style:name="P151" style:family="paragraph" style:parent-style-name="Standard" style:list-style-name="L4">
      <style:paragraph-properties fo:text-align="start" style:justify-single-word="false"/>
      <style:text-properties fo:font-style="normal" style:text-underline-style="none" fo:font-weight="normal" officeooo:rsid="00a2c2e4" officeooo:paragraph-rsid="00a2c2e4" style:font-style-asian="normal" style:font-weight-asian="normal" style:font-style-complex="normal" style:font-weight-complex="normal"/>
    </style:style>
    <style:style style:name="P152" style:family="paragraph" style:parent-style-name="Standard" style:list-style-name="L4">
      <style:paragraph-properties fo:text-align="start" style:justify-single-word="false"/>
      <style:text-properties fo:font-style="normal" style:text-underline-style="none" fo:font-weight="normal" officeooo:rsid="009e721c" officeooo:paragraph-rsid="009e721c" style:font-style-asian="normal" style:font-weight-asian="normal" style:font-style-complex="normal" style:font-weight-complex="normal"/>
    </style:style>
    <style:style style:name="P153" style:family="paragraph" style:parent-style-name="Standard" style:list-style-name="L4">
      <style:paragraph-properties fo:text-align="start" style:justify-single-word="false"/>
      <style:text-properties fo:font-style="normal" style:text-underline-style="none" fo:font-weight="normal" officeooo:rsid="00952156" officeooo:paragraph-rsid="0093875e" style:font-style-asian="normal" style:font-weight-asian="normal" style:font-style-complex="normal" style:font-weight-complex="normal"/>
    </style:style>
    <style:style style:name="P154" style:family="paragraph" style:parent-style-name="Standard" style:list-style-name="L4">
      <style:paragraph-properties fo:text-align="start" style:justify-single-word="false"/>
      <style:text-properties fo:font-style="normal" style:text-underline-style="none" fo:font-weight="normal" officeooo:rsid="00952156" officeooo:paragraph-rsid="00952156" style:font-style-asian="normal" style:font-weight-asian="normal" style:font-style-complex="normal" style:font-weight-complex="normal"/>
    </style:style>
    <style:style style:name="P155" style:family="paragraph" style:parent-style-name="Standard" style:list-style-name="L4">
      <style:paragraph-properties fo:text-align="start" style:justify-single-word="false"/>
      <style:text-properties fo:font-style="normal" style:text-underline-style="none" fo:font-weight="normal" officeooo:rsid="009ac182" officeooo:paragraph-rsid="009ac182" style:font-style-asian="normal" style:font-weight-asian="normal" style:font-style-complex="normal" style:font-weight-complex="normal"/>
    </style:style>
    <style:style style:name="P156" style:family="paragraph" style:parent-style-name="Standard" style:list-style-name="L5">
      <style:paragraph-properties fo:text-align="start" style:justify-single-word="false"/>
      <style:text-properties fo:font-style="normal" style:text-underline-style="none" fo:font-weight="normal" officeooo:rsid="00a8e654" officeooo:paragraph-rsid="00a8e654" style:font-style-asian="normal" style:font-weight-asian="normal" style:font-style-complex="normal" style:font-weight-complex="normal"/>
    </style:style>
    <style:style style:name="P157" style:family="paragraph" style:parent-style-name="Standard" style:list-style-name="L5">
      <style:paragraph-properties fo:text-align="start" style:justify-single-word="false"/>
      <style:text-properties fo:font-style="normal" style:text-underline-style="none" fo:font-weight="normal" officeooo:rsid="00aac05b" officeooo:paragraph-rsid="00aac05b" style:font-style-asian="normal" style:font-weight-asian="normal" style:font-style-complex="normal" style:font-weight-complex="normal"/>
    </style:style>
    <style:style style:name="P158" style:family="paragraph" style:parent-style-name="Standard" style:list-style-name="L5">
      <style:paragraph-properties fo:text-align="start" style:justify-single-word="false"/>
      <style:text-properties fo:font-style="normal" style:text-underline-style="none" fo:font-weight="normal" officeooo:rsid="00acb851" officeooo:paragraph-rsid="00acb851" style:font-style-asian="normal" style:font-weight-asian="normal" style:font-style-complex="normal" style:font-weight-complex="normal"/>
    </style:style>
    <style:style style:name="P159" style:family="paragraph" style:parent-style-name="Standard" style:list-style-name="L5">
      <style:paragraph-properties fo:text-align="start" style:justify-single-word="false"/>
      <style:text-properties fo:font-style="normal" style:text-underline-style="none" fo:font-weight="normal" officeooo:rsid="00ada89d" officeooo:paragraph-rsid="00ada89d" style:font-style-asian="normal" style:font-weight-asian="normal" style:font-style-complex="normal" style:font-weight-complex="normal"/>
    </style:style>
    <style:style style:name="P160" style:family="paragraph" style:parent-style-name="Standard" style:list-style-name="L5">
      <style:paragraph-properties fo:text-align="start" style:justify-single-word="false"/>
      <style:text-properties fo:font-style="normal" style:text-underline-style="none" fo:font-weight="normal" officeooo:rsid="00af3686" officeooo:paragraph-rsid="00af3686" style:font-style-asian="normal" style:font-weight-asian="normal" style:font-style-complex="normal" style:font-weight-complex="normal"/>
    </style:style>
    <style:style style:name="P161" style:family="paragraph" style:parent-style-name="Standard" style:list-style-name="L5">
      <style:paragraph-properties fo:text-align="start" style:justify-single-word="false"/>
      <style:text-properties fo:font-style="normal" style:text-underline-style="none" fo:font-weight="normal" officeooo:rsid="00af671f" officeooo:paragraph-rsid="00af671f" style:font-style-asian="normal" style:font-weight-asian="normal" style:font-style-complex="normal" style:font-weight-complex="normal"/>
    </style:style>
    <style:style style:name="P162" style:family="paragraph" style:parent-style-name="Standard" style:list-style-name="L5">
      <style:paragraph-properties fo:text-align="start" style:justify-single-word="false"/>
      <style:text-properties fo:font-style="normal" style:text-underline-style="none" fo:font-weight="normal" officeooo:rsid="00b10fc9" officeooo:paragraph-rsid="00b10fc9" style:font-style-asian="normal" style:font-weight-asian="normal" style:font-style-complex="normal" style:font-weight-complex="normal"/>
    </style:style>
    <style:style style:name="P163" style:family="paragraph" style:parent-style-name="Standard" style:list-style-name="L5">
      <style:paragraph-properties fo:text-align="start" style:justify-single-word="false"/>
      <style:text-properties fo:font-style="normal" style:text-underline-style="none" fo:font-weight="normal" officeooo:rsid="00b28ab0" officeooo:paragraph-rsid="00b28ab0" style:font-style-asian="normal" style:font-weight-asian="normal" style:font-style-complex="normal" style:font-weight-complex="normal"/>
    </style:style>
    <style:style style:name="P164" style:family="paragraph" style:parent-style-name="Standard" style:list-style-name="L5">
      <style:paragraph-properties fo:text-align="start" style:justify-single-word="false"/>
      <style:text-properties fo:font-style="normal" style:text-underline-style="none" fo:font-weight="normal" officeooo:rsid="00b37cda" officeooo:paragraph-rsid="00b37cda" style:font-style-asian="normal" style:font-weight-asian="normal" style:font-style-complex="normal" style:font-weight-complex="normal"/>
    </style:style>
    <style:style style:name="P165" style:family="paragraph" style:parent-style-name="Standard" style:list-style-name="L6">
      <style:paragraph-properties fo:text-align="start" style:justify-single-word="false"/>
      <style:text-properties fo:font-style="normal" style:text-underline-style="none" fo:font-weight="normal" officeooo:rsid="00b82bab" officeooo:paragraph-rsid="00b82bab" style:font-style-asian="normal" style:font-weight-asian="normal" style:font-style-complex="normal" style:font-weight-complex="normal"/>
    </style:style>
    <style:style style:name="P166" style:family="paragraph" style:parent-style-name="Standard" style:list-style-name="L6">
      <style:paragraph-properties fo:text-align="start" style:justify-single-word="false"/>
      <style:text-properties fo:font-style="normal" style:text-underline-style="none" fo:font-weight="normal" officeooo:rsid="00b97b91" officeooo:paragraph-rsid="00b97b91" style:font-style-asian="normal" style:font-weight-asian="normal" style:font-style-complex="normal" style:font-weight-complex="normal"/>
    </style:style>
    <style:style style:name="P167" style:family="paragraph" style:parent-style-name="Standard" style:list-style-name="L6">
      <style:paragraph-properties fo:text-align="start" style:justify-single-word="false"/>
      <style:text-properties fo:font-style="normal" style:text-underline-style="none" fo:font-weight="normal" officeooo:rsid="00bb5167" officeooo:paragraph-rsid="00bb5167" style:font-style-asian="normal" style:font-weight-asian="normal" style:font-style-complex="normal" style:font-weight-complex="normal"/>
    </style:style>
    <style:style style:name="P168" style:family="paragraph" style:parent-style-name="Standard" style:list-style-name="L6">
      <style:paragraph-properties fo:text-align="start" style:justify-single-word="false"/>
      <style:text-properties fo:font-style="normal" style:text-underline-style="none" fo:font-weight="normal" officeooo:rsid="00bd02f0" officeooo:paragraph-rsid="00bd02f0" style:font-style-asian="normal" style:font-weight-asian="normal" style:font-style-complex="normal" style:font-weight-complex="normal"/>
    </style:style>
    <style:style style:name="P169" style:family="paragraph" style:parent-style-name="Standard" style:list-style-name="L7">
      <style:paragraph-properties fo:text-align="start" style:justify-single-word="false"/>
      <style:text-properties fo:font-style="normal" style:text-underline-style="none" fo:font-weight="normal" officeooo:rsid="00c34c70" officeooo:paragraph-rsid="00c34c70" style:font-style-asian="normal" style:font-weight-asian="normal" style:font-style-complex="normal" style:font-weight-complex="normal"/>
    </style:style>
    <style:style style:name="P170" style:family="paragraph" style:parent-style-name="Standard" style:list-style-name="L7">
      <style:paragraph-properties fo:text-align="start" style:justify-single-word="false"/>
      <style:text-properties fo:font-style="normal" style:text-underline-style="none" fo:font-weight="normal" officeooo:rsid="00c5d559" officeooo:paragraph-rsid="00c5d559" style:font-style-asian="normal" style:font-weight-asian="normal" style:font-style-complex="normal" style:font-weight-complex="normal"/>
    </style:style>
    <style:style style:name="P171" style:family="paragraph" style:parent-style-name="Standard" style:list-style-name="L7">
      <style:paragraph-properties fo:text-align="start" style:justify-single-word="false"/>
      <style:text-properties fo:font-style="normal" style:text-underline-style="none" fo:font-weight="normal" officeooo:rsid="00c7245e" officeooo:paragraph-rsid="00c7245e" style:font-style-asian="normal" style:font-weight-asian="normal" style:font-style-complex="normal" style:font-weight-complex="normal"/>
    </style:style>
    <style:style style:name="P172" style:family="paragraph" style:parent-style-name="Standard" style:list-style-name="L7">
      <style:paragraph-properties fo:text-align="start" style:justify-single-word="false"/>
      <style:text-properties fo:font-style="normal" style:text-underline-style="none" fo:font-weight="normal" officeooo:rsid="00c7bdfe" officeooo:paragraph-rsid="00cd503f" style:font-style-asian="normal" style:font-weight-asian="normal" style:font-style-complex="normal" style:font-weight-complex="normal"/>
    </style:style>
    <style:style style:name="P173" style:family="paragraph" style:parent-style-name="Standard" style:list-style-name="L7">
      <style:paragraph-properties fo:text-align="start" style:justify-single-word="false"/>
      <style:text-properties fo:font-style="normal" style:text-underline-style="none" fo:font-weight="normal" officeooo:rsid="00cddbd5" officeooo:paragraph-rsid="00cddbd5" style:font-style-asian="normal" style:font-weight-asian="normal" style:font-style-complex="normal" style:font-weight-complex="normal"/>
    </style:style>
    <style:style style:name="P174" style:family="paragraph" style:parent-style-name="Standard" style:list-style-name="L7">
      <style:paragraph-properties fo:text-align="start" style:justify-single-word="false"/>
      <style:text-properties fo:font-style="normal" style:text-underline-style="none" fo:font-weight="normal" officeooo:rsid="00c9b7d7" officeooo:paragraph-rsid="00cd503f" style:font-style-asian="normal" style:font-weight-asian="normal" style:font-style-complex="normal" style:font-weight-complex="normal"/>
    </style:style>
    <style:style style:name="P175" style:family="paragraph" style:parent-style-name="Standard" style:list-style-name="L7">
      <style:paragraph-properties fo:text-align="start" style:justify-single-word="false"/>
      <style:text-properties fo:font-style="normal" style:text-underline-style="none" fo:font-weight="normal" officeooo:rsid="00cfa4ca" officeooo:paragraph-rsid="00cfa4ca" style:font-style-asian="normal" style:font-weight-asian="normal" style:font-style-complex="normal" style:font-weight-complex="normal"/>
    </style:style>
    <style:style style:name="P176" style:family="paragraph" style:parent-style-name="Standard" style:list-style-name="L7">
      <style:paragraph-properties fo:text-align="start" style:justify-single-word="false"/>
      <style:text-properties fo:font-style="normal" style:text-underline-style="none" fo:font-weight="normal" officeooo:rsid="00d0bb27" officeooo:paragraph-rsid="00d0bb27" style:font-style-asian="normal" style:font-weight-asian="normal" style:font-style-complex="normal" style:font-weight-complex="normal"/>
    </style:style>
    <style:style style:name="P177" style:family="paragraph" style:parent-style-name="Standard" style:list-style-name="L7">
      <style:paragraph-properties fo:text-align="start" style:justify-single-word="false"/>
      <style:text-properties fo:font-style="normal" style:text-underline-style="none" fo:font-weight="normal" officeooo:rsid="00c4fcdc" officeooo:paragraph-rsid="00c4fcdc" style:font-style-asian="normal" style:font-weight-asian="normal" style:font-style-complex="normal" style:font-weight-complex="normal"/>
    </style:style>
    <style:style style:name="P178" style:family="paragraph" style:parent-style-name="Standard" style:list-style-name="L7">
      <style:paragraph-properties fo:text-align="start" style:justify-single-word="false"/>
      <style:text-properties fo:font-style="normal" style:text-underline-style="none" fo:font-weight="normal" officeooo:rsid="00d303bc" officeooo:paragraph-rsid="00d303bc" style:font-style-asian="normal" style:font-weight-asian="normal" style:font-style-complex="normal" style:font-weight-complex="normal"/>
    </style:style>
    <style:style style:name="P179" style:family="paragraph" style:parent-style-name="Standard" style:list-style-name="L7">
      <style:paragraph-properties fo:text-align="start" style:justify-single-word="false"/>
      <style:text-properties fo:font-style="normal" style:text-underline-style="none" fo:font-weight="normal" officeooo:rsid="00d4bfde" officeooo:paragraph-rsid="00d303bc" style:font-style-asian="normal" style:font-weight-asian="normal" style:font-style-complex="normal" style:font-weight-complex="normal"/>
    </style:style>
    <style:style style:name="P180" style:family="paragraph" style:parent-style-name="Standard" style:list-style-name="L7">
      <style:paragraph-properties fo:text-align="start" style:justify-single-word="false"/>
      <style:text-properties fo:font-style="normal" style:text-underline-style="none" fo:font-weight="normal" officeooo:rsid="00d6210e" officeooo:paragraph-rsid="00d6210e" style:font-style-asian="normal" style:font-weight-asian="normal" style:font-style-complex="normal" style:font-weight-complex="normal"/>
    </style:style>
    <style:style style:name="P181" style:family="paragraph" style:parent-style-name="Standard" style:list-style-name="L7">
      <style:paragraph-properties fo:text-align="start" style:justify-single-word="false"/>
      <style:text-properties fo:font-style="normal" style:text-underline-style="none" fo:font-weight="normal" officeooo:rsid="00d65764" officeooo:paragraph-rsid="00d71e0c" style:font-style-asian="normal" style:font-weight-asian="normal" style:font-style-complex="normal" style:font-weight-complex="normal"/>
    </style:style>
    <style:style style:name="P182" style:family="paragraph" style:parent-style-name="Standard" style:list-style-name="L7">
      <style:paragraph-properties fo:text-align="start" style:justify-single-word="false"/>
      <style:text-properties fo:font-style="normal" style:text-underline-style="none" fo:font-weight="normal" officeooo:rsid="00d65764" officeooo:paragraph-rsid="00d86387" style:font-style-asian="normal" style:font-weight-asian="normal" style:font-style-complex="normal" style:font-weight-complex="normal"/>
    </style:style>
    <style:style style:name="P183" style:family="paragraph" style:parent-style-name="Standard" style:list-style-name="L7">
      <style:paragraph-properties fo:text-align="start" style:justify-single-word="false"/>
      <style:text-properties fo:font-style="normal" style:text-underline-style="none" fo:font-weight="normal" officeooo:rsid="00da578d" officeooo:paragraph-rsid="00da578d" style:font-style-asian="normal" style:font-weight-asian="normal" style:font-style-complex="normal" style:font-weight-complex="normal"/>
    </style:style>
    <style:style style:name="P184" style:family="paragraph" style:parent-style-name="Standard" style:list-style-name="L4">
      <style:paragraph-properties fo:text-align="start" style:justify-single-word="false"/>
      <style:text-properties fo:font-style="italic" style:text-underline-style="solid" style:text-underline-width="auto" style:text-underline-color="font-color" fo:font-weight="bold" officeooo:rsid="009ac182" officeooo:paragraph-rsid="009ac182" style:font-style-asian="italic" style:font-weight-asian="bold" style:font-style-complex="italic" style:font-weight-complex="bold"/>
    </style:style>
    <style:style style:name="P185" style:family="paragraph" style:parent-style-name="Standard" style:list-style-name="L4">
      <style:paragraph-properties fo:text-align="start" style:justify-single-word="false"/>
      <style:text-properties fo:font-style="italic" style:text-underline-style="solid" style:text-underline-width="auto" style:text-underline-color="font-color" fo:font-weight="bold" officeooo:rsid="009c6716" officeooo:paragraph-rsid="009c6716" style:font-style-asian="italic" style:font-weight-asian="bold" style:font-style-complex="italic" style:font-weight-complex="bold"/>
    </style:style>
    <style:style style:name="P186" style:family="paragraph" style:parent-style-name="Standard" style:list-style-name="L7">
      <style:paragraph-properties fo:text-align="start" style:justify-single-word="false"/>
      <style:text-properties officeooo:paragraph-rsid="00d86387"/>
    </style:style>
    <style:style style:name="P187" style:family="paragraph" style:parent-style-name="Standard" style:list-style-name="L7">
      <style:paragraph-properties fo:text-align="start" style:justify-single-word="false"/>
      <style:text-properties officeooo:rsid="00db1e82" officeooo:paragraph-rsid="00db1e82"/>
    </style:style>
    <style:style style:name="P188" style:family="paragraph" style:parent-style-name="Standard" style:list-style-name="L7">
      <style:paragraph-properties fo:text-align="start" style:justify-single-word="false"/>
      <style:text-properties officeooo:rsid="00dcfcba" officeooo:paragraph-rsid="00dcfcba"/>
    </style:style>
    <style:style style:name="P189" style:family="paragraph" style:parent-style-name="Standard" style:list-style-name="L7">
      <style:paragraph-properties fo:text-align="start" style:justify-single-word="false"/>
      <style:text-properties officeooo:rsid="00dd19fb" officeooo:paragraph-rsid="00dd19fb"/>
    </style:style>
    <style:style style:name="P190" style:family="paragraph" style:parent-style-name="Standard" style:list-style-name="L7">
      <style:paragraph-properties fo:text-align="start" style:justify-single-word="false"/>
      <style:text-properties officeooo:rsid="00dd4c58" officeooo:paragraph-rsid="00de8e59"/>
    </style:style>
    <style:style style:name="P191" style:family="paragraph" style:parent-style-name="Standard" style:list-style-name="L7">
      <style:paragraph-properties fo:text-align="start" style:justify-single-word="false"/>
      <style:text-properties officeooo:rsid="00de8e59" officeooo:paragraph-rsid="00de8e59"/>
    </style:style>
    <style:style style:name="P192" style:family="paragraph" style:parent-style-name="Preformatted_20_Text" style:list-style-name="L8">
      <style:paragraph-properties fo:text-align="start" style:justify-single-word="false"/>
      <style:text-properties fo:color="#a9b7c6" style:font-name="Source Code Pro" fo:font-size="10.5pt" style:text-underline-style="solid" style:text-underline-width="auto" style:text-underline-color="font-color" fo:font-weight="bold" officeooo:rsid="00e8ac81" officeooo:paragraph-rsid="00e8ac81" style:font-weight-asian="bold" style:font-weight-complex="bold"/>
    </style:style>
    <style:style style:name="P193" style:family="paragraph" style:parent-style-name="Preformatted_20_Text">
      <style:paragraph-properties fo:text-align="start" style:justify-single-word="false"/>
      <style:text-properties fo:color="#a9b7c6" style:font-name="Source Code Pro" fo:font-size="10.5pt" style:text-underline-style="solid" style:text-underline-width="auto" style:text-underline-color="font-color" fo:font-weight="bold" officeooo:rsid="00f1e348" officeooo:paragraph-rsid="00f1e348" style:font-weight-asian="bold" style:font-weight-complex="bold"/>
    </style:style>
    <style:style style:name="P194" style:family="paragraph" style:parent-style-name="Preformatted_20_Text" style:list-style-name="L13">
      <style:paragraph-properties fo:text-align="start" style:justify-single-word="false"/>
      <style:text-properties fo:color="#a9b7c6" style:font-name="Source Code Pro" fo:font-size="10.5pt" style:text-underline-style="solid" style:text-underline-width="auto" style:text-underline-color="font-color" fo:font-weight="normal" officeooo:rsid="01140bcc" officeooo:paragraph-rsid="01140bcc" style:font-weight-asian="normal" style:font-weight-complex="normal"/>
    </style:style>
    <style:style style:name="P195" style:family="paragraph" style:parent-style-name="Preformatted_20_Text">
      <style:paragraph-properties fo:text-align="start" style:justify-single-word="false"/>
      <style:text-properties fo:color="#a9b7c6" style:font-name="Source Code Pro" fo:font-size="10.5pt" style:text-underline-style="none" fo:font-weight="normal" officeooo:rsid="00ebabf9" officeooo:paragraph-rsid="00ebabf9" style:font-weight-asian="normal" style:font-weight-complex="normal"/>
    </style:style>
    <style:style style:name="P196" style:family="paragraph" style:parent-style-name="Preformatted_20_Text" style:list-style-name="L13">
      <style:paragraph-properties fo:text-align="start" style:justify-single-word="false"/>
      <style:text-properties fo:color="#a9b7c6" style:font-name="Source Code Pro" fo:font-size="10.5pt" officeooo:paragraph-rsid="01140bcc"/>
    </style:style>
    <style:style style:name="P197" style:family="paragraph" style:parent-style-name="Preformatted_20_Text" style:list-style-name="L13">
      <style:paragraph-properties fo:text-align="start" style:justify-single-word="false"/>
      <style:text-properties fo:color="#a9b7c6" officeooo:paragraph-rsid="01140bcc"/>
    </style:style>
    <style:style style:name="P198" style:family="paragraph" style:parent-style-name="Preformatted_20_Text">
      <style:paragraph-properties fo:margin-top="0in" fo:margin-bottom="0.1965in" loext:contextual-spacing="false"/>
      <style:text-properties fo:color="#a9b7c6"/>
    </style:style>
    <style:style style:name="P199" style:family="paragraph" style:parent-style-name="Preformatted_20_Text">
      <style:paragraph-properties fo:margin-top="0in" fo:margin-bottom="0.1965in" loext:contextual-spacing="false"/>
      <style:text-properties fo:color="#a9b7c6" style:font-name="Source Code Pro" fo:font-size="10.5pt"/>
    </style:style>
    <style:style style:name="P200" style:family="paragraph" style:parent-style-name="Preformatted_20_Text">
      <style:text-properties fo:color="#a9b7c6"/>
    </style:style>
    <style:style style:name="P201" style:family="paragraph" style:parent-style-name="Preformatted_20_Text">
      <style:text-properties fo:color="#a9b7c6" style:font-name="Source Code Pro" fo:font-size="10.5pt"/>
    </style:style>
    <style:style style:name="P202" style:family="paragraph" style:parent-style-name="Preformatted_20_Text">
      <style:text-properties fo:color="#e8bf6a" style:font-name="Source Code Pro" fo:font-size="10.5pt"/>
    </style:style>
    <style:style style:name="P203" style:family="paragraph" style:parent-style-name="Preformatted_20_Text">
      <style:text-properties fo:color="#808080"/>
    </style:style>
    <style:style style:name="T1" style:family="text">
      <style:text-properties officeooo:rsid="00206b25"/>
    </style:style>
    <style:style style:name="T2" style:family="text">
      <style:text-properties officeooo:rsid="00393adc"/>
    </style:style>
    <style:style style:name="T3" style:family="text">
      <style:text-properties officeooo:rsid="0035ca9d"/>
    </style:style>
    <style:style style:name="T4" style:family="text">
      <style:text-properties officeooo:rsid="0037442a"/>
    </style:style>
    <style:style style:name="T5" style:family="text">
      <style:text-properties style:text-underline-style="none"/>
    </style:style>
    <style:style style:name="T6" style:family="text">
      <style:text-properties style:text-underline-style="none" officeooo:rsid="005e279f"/>
    </style:style>
    <style:style style:name="T7" style:family="text">
      <style:text-properties style:text-underline-style="none" officeooo:rsid="0060164d"/>
    </style:style>
    <style:style style:name="T8" style:family="text">
      <style:text-properties style:text-underline-style="none" officeooo:rsid="0061ce17"/>
    </style:style>
    <style:style style:name="T9" style:family="text">
      <style:text-properties style:text-underline-style="none" officeooo:rsid="0061e72e"/>
    </style:style>
    <style:style style:name="T10" style:family="text">
      <style:text-properties officeooo:rsid="0045ee38"/>
    </style:style>
    <style:style style:name="T11" style:family="text">
      <style:text-properties officeooo:rsid="004c4057"/>
    </style:style>
    <style:style style:name="T12" style:family="text">
      <style:text-properties officeooo:rsid="0061e72e"/>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normal" officeooo:rsid="01140bcc"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675fa2" style:font-style-asian="italic" style:font-style-complex="italic"/>
    </style:style>
    <style:style style:name="T18" style:family="text">
      <style:text-properties fo:font-style="italic" officeooo:rsid="0069b001" style:font-style-asian="italic" style:font-style-complex="italic"/>
    </style:style>
    <style:style style:name="T19" style:family="text">
      <style:text-properties fo:font-style="italic" officeooo:rsid="00d837be" style:font-style-asian="italic" style:font-style-complex="italic"/>
    </style:style>
    <style:style style:name="T20" style:family="text">
      <style:text-properties fo:font-style="italic" fo:font-weight="bold" officeooo:rsid="00675fa2"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675fa2" style:font-style-asian="normal" style:font-style-complex="normal"/>
    </style:style>
    <style:style style:name="T26" style:family="text">
      <style:text-properties fo:font-style="normal" officeooo:rsid="0067ebf4" style:font-style-asian="normal" style:font-style-complex="normal"/>
    </style:style>
    <style:style style:name="T27" style:family="text">
      <style:text-properties fo:font-style="normal" officeooo:rsid="006acbae" style:font-style-asian="normal" style:font-style-complex="normal"/>
    </style:style>
    <style:style style:name="T28" style:family="text">
      <style:text-properties fo:font-style="normal" fo:font-weight="bold" officeooo:rsid="0069b001" style:font-style-asian="normal" style:font-weight-asian="bold" style:font-style-complex="normal" style:font-weight-complex="bold"/>
    </style:style>
    <style:style style:name="T29" style:family="text">
      <style:text-properties fo:font-style="normal" style:text-underline-style="none" fo:font-weight="normal" officeooo:rsid="00d86387" style:font-style-asian="normal" style:font-weight-asian="normal" style:font-style-complex="normal" style:font-weight-complex="normal"/>
    </style:style>
    <style:style style:name="T30" style:family="text">
      <style:text-properties fo:font-style="normal" style:text-underline-style="none" fo:font-weight="normal" officeooo:rsid="00da578d" style:font-style-asian="normal" style:font-weight-asian="normal" style:font-style-complex="normal" style:font-weight-complex="normal"/>
    </style:style>
    <style:style style:name="T31" style:family="text">
      <style:text-properties fo:font-style="normal" style:text-underline-style="none" fo:font-weight="normal" officeooo:rsid="00db1e82" style:font-style-asian="normal" style:font-weight-asian="normal" style:font-style-complex="normal" style:font-weight-complex="normal"/>
    </style:style>
    <style:style style:name="T32" style:family="text">
      <style:text-properties officeooo:rsid="006acbae"/>
    </style:style>
    <style:style style:name="T33" style:family="text">
      <style:text-properties officeooo:rsid="006d597b"/>
    </style:style>
    <style:style style:name="T34" style:family="text">
      <style:text-properties officeooo:rsid="007176bf"/>
    </style:style>
    <style:style style:name="T35" style:family="text">
      <style:text-properties officeooo:rsid="0075734d"/>
    </style:style>
    <style:style style:name="T36" style:family="text">
      <style:text-properties officeooo:rsid="007a026d"/>
    </style:style>
    <style:style style:name="T37" style:family="text">
      <style:text-properties officeooo:rsid="007cde6a"/>
    </style:style>
    <style:style style:name="T38" style:family="text">
      <style:text-properties officeooo:rsid="0086368d"/>
    </style:style>
    <style:style style:name="T39" style:family="text">
      <style:text-properties officeooo:rsid="0089e2d0"/>
    </style:style>
    <style:style style:name="T40" style:family="text">
      <style:text-properties officeooo:rsid="008caeb4"/>
    </style:style>
    <style:style style:name="T41" style:family="text">
      <style:text-properties officeooo:rsid="008fcbf2"/>
    </style:style>
    <style:style style:name="T42" style:family="text">
      <style:text-properties officeooo:rsid="008fd500"/>
    </style:style>
    <style:style style:name="T43" style:family="text">
      <style:text-properties officeooo:rsid="0096de9b"/>
    </style:style>
    <style:style style:name="T44" style:family="text">
      <style:text-properties officeooo:rsid="00979d87"/>
    </style:style>
    <style:style style:name="T45" style:family="text">
      <style:text-properties officeooo:rsid="00a18fc2"/>
    </style:style>
    <style:style style:name="T46" style:family="text">
      <style:text-properties officeooo:rsid="00b0feed"/>
    </style:style>
    <style:style style:name="T47" style:family="text">
      <style:text-properties officeooo:rsid="00b14b75"/>
    </style:style>
    <style:style style:name="T48" style:family="text">
      <style:text-properties officeooo:rsid="00b57aee"/>
    </style:style>
    <style:style style:name="T49" style:family="text">
      <style:text-properties officeooo:rsid="00b9e80a"/>
    </style:style>
    <style:style style:name="T50" style:family="text">
      <style:text-properties officeooo:rsid="00c4fcdc"/>
    </style:style>
    <style:style style:name="T51" style:family="text">
      <style:text-properties officeooo:rsid="00cd503f"/>
    </style:style>
    <style:style style:name="T52" style:family="text">
      <style:text-properties officeooo:rsid="00d20285"/>
    </style:style>
    <style:style style:name="T53" style:family="text">
      <style:text-properties officeooo:rsid="00d4bfde"/>
    </style:style>
    <style:style style:name="T54" style:family="text">
      <style:text-properties officeooo:rsid="00d837be"/>
    </style:style>
    <style:style style:name="T55" style:family="text">
      <style:text-properties officeooo:rsid="00db7d49"/>
    </style:style>
    <style:style style:name="T56" style:family="text">
      <style:text-properties officeooo:rsid="00dbbc46"/>
    </style:style>
    <style:style style:name="T57" style:family="text">
      <style:text-properties officeooo:rsid="00de10de"/>
    </style:style>
    <style:style style:name="T58" style:family="text">
      <style:text-properties fo:color="#808080"/>
    </style:style>
    <style:style style:name="T59" style:family="text">
      <style:text-properties fo:color="#808080" style:font-name="Source Code Pro" fo:font-size="10.5pt"/>
    </style:style>
    <style:style style:name="T60" style:family="text">
      <style:text-properties fo:color="#808080" style:text-underline-style="solid" style:text-underline-width="auto" style:text-underline-color="font-color" fo:font-weight="normal" officeooo:rsid="01140bcc" style:font-weight-asian="normal" style:font-weight-complex="normal"/>
    </style:style>
    <style:style style:name="T61" style:family="text">
      <style:text-properties fo:color="#a8c023"/>
    </style:style>
    <style:style style:name="T62" style:family="text">
      <style:text-properties fo:color="#a8c023" fo:font-style="italic"/>
    </style:style>
    <style:style style:name="T63" style:family="text">
      <style:text-properties fo:color="#a8c023" fo:font-style="italic" style:text-underline-style="solid" style:text-underline-width="auto" style:text-underline-color="font-color" fo:font-weight="normal" officeooo:rsid="01140bcc" style:font-weight-asian="normal" style:font-weight-complex="normal"/>
    </style:style>
    <style:style style:name="T64" style:family="text">
      <style:text-properties fo:color="#a8c023" style:font-name="Source Code Pro" fo:font-size="10.5pt" fo:font-style="italic"/>
    </style:style>
    <style:style style:name="T65" style:family="text">
      <style:text-properties style:font-name="Source Code Pro" fo:font-size="10.5pt"/>
    </style:style>
    <style:style style:name="T66" style:family="text">
      <style:text-properties style:font-name="Source Code Pro" fo:font-size="10.5pt" style:text-underline-style="solid" style:text-underline-width="auto" style:text-underline-color="font-color" fo:font-weight="normal" officeooo:rsid="01140bcc" style:font-weight-asian="normal" style:font-weight-complex="normal"/>
    </style:style>
    <style:style style:name="T67" style:family="text">
      <style:text-properties fo:color="#bababa"/>
    </style:style>
    <style:style style:name="T68" style:family="text">
      <style:text-properties fo:color="#bababa" fo:background-color="#344134" loext:char-shading-value="0"/>
    </style:style>
    <style:style style:name="T69" style:family="text">
      <style:text-properties fo:color="#bababa" style:font-name="Source Code Pro" fo:font-size="10.5pt"/>
    </style:style>
    <style:style style:name="T70" style:family="text">
      <style:text-properties fo:color="#6a8759"/>
    </style:style>
    <style:style style:name="T71" style:family="text">
      <style:text-properties fo:color="#6a8759" style:font-name="Source Code Pro" fo:font-size="10.5pt"/>
    </style:style>
    <style:style style:name="T72" style:family="text">
      <style:text-properties fo:color="#6a8759" style:text-underline-style="solid" style:text-underline-width="auto" style:text-underline-color="font-color" fo:font-weight="normal" officeooo:rsid="01140bcc" style:font-weight-asian="normal" style:font-weight-complex="normal"/>
    </style:style>
    <style:style style:name="T73" style:family="text">
      <style:text-properties fo:color="#9876aa"/>
    </style:style>
    <style:style style:name="T74" style:family="text">
      <style:text-properties fo:color="#9876aa" style:font-name="Source Code Pro" fo:font-size="10.5pt"/>
    </style:style>
    <style:style style:name="T75" style:family="text">
      <style:text-properties fo:color="#e8bf6a"/>
    </style:style>
    <style:style style:name="T76" style:family="text">
      <style:text-properties officeooo:rsid="00ea499b"/>
    </style:style>
    <style:style style:name="T77" style:family="text">
      <style:text-properties fo:color="#cc7832"/>
    </style:style>
    <style:style style:name="T78" style:family="text">
      <style:text-properties officeooo:rsid="00eefab5"/>
    </style:style>
    <style:style style:name="T79" style:family="text">
      <style:text-properties officeooo:rsid="00fcd853"/>
    </style:style>
    <style:style style:name="T80" style:family="text">
      <style:text-properties officeooo:rsid="00fdba5c"/>
    </style:style>
    <style:style style:name="T81" style:family="text">
      <style:text-properties officeooo:rsid="00ff769f"/>
    </style:style>
    <style:style style:name="T82" style:family="text">
      <style:text-properties officeooo:rsid="0103c1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57550499280428422" text:style-name="L1">
        <text:list-header>
          <text:p text:style-name="P23">Intro to android-studio and the course</text:p>
          <text:p text:style-name="P39"/>
        </text:list-header>
        <text:list-item>
          <text:p text:style-name="P39">Pre-reqs for this course:</text:p>
          <text:list>
            <text:list-item>
              <text:p text:style-name="P39">1 or more years of java experience</text:p>
            </text:list-item>
            <text:list-item>
              <text:p text:style-name="P39">networking and threading</text:p>
            </text:list-item>
            <text:list-item>
              <text:p text:style-name="P39">github</text:p>
            </text:list-item>
            <text:list-item>
              <text:p text:style-name="P39">xml</text:p>
            </text:list-item>
          </text:list>
        </text:list-item>
        <text:list-item>
          <text:p text:style-name="P39">project sunshine</text:p>
          <text:list>
            <text:list-item>
              <text:p text:style-name="P40">weather app</text:p>
            </text:list-item>
            <text:list-item>
              <text:p text:style-name="P40">core apis</text:p>
            </text:list-item>
            <text:list-item>
              <text:p text:style-name="P40">features</text:p>
              <text:list>
                <text:list-item>
                  <text:p text:style-name="P40">main screen (presentation, icons)</text:p>
                </text:list-item>
                <text:list-item>
                  <text:p text:style-name="P40">sharing on social media</text:p>
                </text:list-item>
                <text:list-item>
                  <text:p text:style-name="P40">settings (units of measure...)</text:p>
                </text:list-item>
              </text:list>
            </text:list-item>
          </text:list>
        </text:list-item>
        <text:list-item>
          <text:p text:style-name="P40">Intro to Android Studio:</text:p>
          <text:list>
            <text:list-item>
              <text:p text:style-name="P41">Android studio is maintained by Google. </text:p>
            </text:list-item>
            <text:list-item>
              <text:p text:style-name="P41">It contains an android emulator</text:p>
            </text:list-item>
            <text:list-item>
              <text:p text:style-name="P41">official IDE for android apps</text:p>
              <text:list>
                <text:list-item>
                  <text:p text:style-name="P41">based on intelliJ IDE</text:p>
                </text:list-item>
              </text:list>
            </text:list-item>
            <text:list-item>
              <text:p text:style-name="P41">code editor… </text:p>
              <text:list>
                <text:list-item>
                  <text:p text:style-name="P41">code templates</text:p>
                </text:list-item>
                <text:list-item>
                  <text:p text:style-name="P41">layout editor</text:p>
                </text:list-item>
                <text:list-item>
                  <text:p text:style-name="P42">lint tools for debugging</text:p>
                </text:list-item>
                <text:list-item>
                  <text:p text:style-name="P43">gradel-based build system.</text:p>
                </text:list-item>
                <text:list-item>
                  <text:p text:style-name="P43">Debugging support</text:p>
                </text:list-item>
              </text:list>
            </text:list-item>
          </text:list>
        </text:list-item>
        <text:list-item>
          <text:p text:style-name="P43">coding, GitHub and Flow</text:p>
          <text:list>
            <text:list-item>
              <text:p text:style-name="P43">tutorial has exercises, exercises have steps</text:p>
            </text:list-item>
            <text:list-item>
              <text:p text:style-name="P44">get through it</text:p>
            </text:list-item>
            <text:list-item>
              <text:p text:style-name="P44">code for each step has comments</text:p>
            </text:list-item>
            <text:list-item>
              <text:p text:style-name="P44">todo tab at bottom of android studio window.</text:p>
              <text:list>
                <text:list-item>
                  <text:p text:style-name="P44">If you don’t see it, hit shift twice, then hit todo, and hit enter</text:p>
                </text:list-item>
                <text:list-item>
                  <text:p text:style-name="P44">todos have numbers</text:p>
                </text:list-item>
              </text:list>
            </text:list-item>
            <text:list-item>
              <text:p text:style-name="P45">github source repo is sudo</text:p>
            </text:list-item>
            <text:list-item>
              <text:p text:style-name="P45">you can compare your code steps to theirs using links</text:p>
            </text:list-item>
          </text:list>
        </text:list-item>
        <text:list-item>
          <text:p text:style-name="P46">creating our first project</text:p>
          <text:list>
            <text:list-item>
              <text:p text:style-name="P47">project wizzard</text:p>
              <text:list>
                <text:list-item>
                  <text:p text:style-name="P48">creates files</text:p>
                </text:list-item>
                <text:list-item>
                  <text:p text:style-name="P48">domain name: a domain you own</text:p>
                </text:list-item>
                <text:list-item>
                  <text:p text:style-name="P48">android uses your domain name in reverse order as package name <text:span text:style-name="T1">(java standard)</text:span></text:p>
                  <text:list>
                    <text:list-item>
                      <text:p text:style-name="P49">the package name must be globally unique across all packages installed on android</text:p>
                    </text:list-item>
                  </text:list>
                </text:list-item>
                <text:list-item>
                  <text:p text:style-name="P50">choose a location for your project</text:p>
                </text:list-item>
                <text:list-item>
                  <text:p text:style-name="P50">choose environment to run on: phones, tablets, TVs, watches etc (choose phone)</text:p>
                </text:list-item>
                <text:list-item>
                  <text:p text:style-name="P51">activity</text:p>
                </text:list-item>
              </text:list>
            </text:list-item>
          </text:list>
        </text:list-item>
        <text:list-item>
          <text:p text:style-name="P52"><text:soft-page-break/>project settings</text:p>
          <text:list>
            <text:list-item>
              <text:p text:style-name="P52">file/project structure</text:p>
              <text:list>
                <text:list-item>
                  <text:p text:style-name="P52">app/flavors</text:p>
                  <text:list>
                    <text:list-item>
                      <text:p text:style-name="P52">this is where upgrading is handled</text:p>
                    </text:list-item>
                    <text:list-item>
                      <text:p text:style-name="P52">minimum/target sdk version</text:p>
                    </text:list-item>
                  </text:list>
                </text:list-item>
              </text:list>
            </text:list-item>
          </text:list>
        </text:list-item>
        <text:list-item>
          <text:p text:style-name="P53">setting min/target sdk versions</text:p>
          <text:list>
            <text:list-item>
              <text:p text:style-name="P53">ex “lollipop” </text:p>
            </text:list-item>
            <text:list-item>
              <text:p text:style-name="P54">new devices use new versions of android (like marshmellow), but most devices use lollipop (the version before it)</text:p>
            </text:list-item>
            <text:list-item>
              <text:p text:style-name="P55">minSDK is the lowest SDK level your app can run on. </text:p>
              <text:list>
                <text:list-item>
                  <text:p text:style-name="P56">It can be good to exclude older versions because they may have:</text:p>
                  <text:list>
                    <text:list-item>
                      <text:p text:style-name="P56"><text:s/>different execution paths around depreciated or updated APIs, or present a different UX to devices with different features.</text:p>
                    </text:list-item>
                    <text:list-item>
                      <text:p text:style-name="P57">Different hardware support. Some examples of hardware support tied to releases:</text:p>
                      <text:list>
                        <text:list-item>
                          <text:p text:style-name="P57">Home screen widgets (Cupcake)</text:p>
                        </text:list-item>
                        <text:list-item>
                          <text:p text:style-name="P57">Multiple finger tracking (Froyo)</text:p>
                        </text:list-item>
                        <text:list-item>
                          <text:p text:style-name="P57">Tablet (Honeycomb)</text:p>
                        </text:list-item>
                        <text:list-item>
                          <text:p text:style-name="P57">Android Beam (Jellybean)</text:p>
                        </text:list-item>
                        <text:list-item>
                          <text:p text:style-name="P58">Android TV, Auto, Wear (Lollipop)</text:p>
                        </text:list-item>
                        <text:list-item>
                          <text:p text:style-name="P58">Pro Audio (Marshmallow)</text:p>
                        </text:list-item>
                      </text:list>
                    </text:list-item>
                  </text:list>
                </text:list-item>
              </text:list>
            </text:list-item>
            <text:list-item>
              <text:p text:style-name="P59">The targetSDK tells which platform the app is tested on. </text:p>
              <text:list>
                <text:list-item>
                  <text:p text:style-name="P60">An app targted to a certain API or android version will continue to be forward compatible on future releases – the platform uses the target SDK values in case a future release makes a significant change to expected behavior, ensuring your app doesn’t break when a user’s phone gets upgraded.</text:p>
                </text:list-item>
                <text:list-item>
                  <text:p text:style-name="P61">They want you to target the newest release </text:p>
                </text:list-item>
              </text:list>
            </text:list-item>
          </text:list>
        </text:list-item>
        <text:list-item>
          <text:p text:style-name="P62"><text:a xlink:type="simple" xlink:href="https://classroom.udacity.com/courses/ud851/lessons/93affc67-3f0b-4f9b-b3a4-a7a26f241a86/concepts/02f2daf0-9f99-408a-b954-f12f373dee1a" text:style-name="Internet_20_link" text:visited-style-name="Visited_20_Internet_20_Link">https://classroom.udacity.com/courses/ud851/lessons/93affc67-3f0b-4f9b-b3a4-a7a26f241a86/concepts/02f2daf0-9f99-408a-b954-f12f373dee1a</text:a></text:p>
        </text:list-item>
        <text:list-item>
          <text:p text:style-name="P63">emulator wouldn’t start:</text:p>
          <text:list>
            <text:list-item>
              <text:p text:style-name="P63"><text:a xlink:type="simple" xlink:href="https://stackoverflow.com/questions/16717064/emulator-in-android-studio-doesnt-start" text:style-name="Internet_20_link" text:visited-style-name="Visited_20_Internet_20_Link">https://stackoverflow.com/questions/16717064/emulator-in-android-studio-doesnt-start</text:a></text:p>
            </text:list-item>
          </text:list>
        </text:list-item>
        <text:list-item>
          <text:p text:style-name="P64">android error:</text:p>
          <text:p text:style-name="P64">ael@michael-Precision-WorkStation-T7400:~/Android/Sdk/emulator$ ./emulator -avd Nexus_5X_API_24</text:p>
          <text:p text:style-name="P64"><text:bookmark-start text:name="__DdeLink__207_1429761290"/>libGL error: unable to load driver: nouveau_dri.so</text:p>
          <text:p text:style-name="P64">libGL error: driver pointer missing<text:bookmark-end text:name="__DdeLink__207_1429761290"/></text:p>
          <text:p text:style-name="P64">libGL error: failed to load driver: nouveau</text:p>
          <text:p text:style-name="P64">libGL error: unable to load driver: swrast_dri.so</text:p>
          <text:p text:style-name="P64">libGL error: failed to load driver: swrast</text:p>
          <text:p text:style-name="P64">X Error of failed request: <text:s/>BadValue (integer parameter out of range for operation)</text:p>
          <text:p text:style-name="P64"><text:s text:c="2"/>Major opcode of failed request: <text:s/>155 (GLX)</text:p>
          <text:p text:style-name="P64"><text:s text:c="2"/>Minor opcode of failed request: <text:s/>24 (X_GLXCreateNewContext)</text:p>
          <text:p text:style-name="P64"><text:s text:c="2"/>Value in failed request: <text:s/>0x0</text:p>
          <text:p text:style-name="P64"><text:s text:c="2"/>Serial number of failed request: <text:s/>33</text:p>
          <text:p text:style-name="P64"><text:s text:c="2"/>Current serial number in output stream: <text:s/>34</text:p>
          <text:p text:style-name="P64">QObject::~QObject: Timers cannot be stopped from another thread</text:p>
          <text:p text:style-name="P64"><text:soft-page-break/>Segmentation fault (core dumped)</text:p>
          <text:list>
            <text:list-item>
              <text:p text:style-name="P65"><text:a xlink:type="simple" xlink:href="https://stackoverflow.com/questions/36189393/androi" text:style-name="Internet_20_link" text:visited-style-name="Visited_20_Internet_20_Link">https://stackoverflow.com/questions/36189393/androi</text:a><text:a xlink:type="simple" xlink:href="https://stackoverflow.com/questions/36189393/android-studio-avd-error-launching" text:style-name="Internet_20_link" text:visited-style-name="Visited_20_Internet_20_Link">d-studio-avd-error-launching</text:a></text:p>
              <text:list>
                <text:list-item>
                  <text:p text:style-name="P66">“run as software” <text:span text:style-name="T2">when creating the virtual device</text:span></text:p>
                </text:list-item>
                <text:list-item>
                  <text:p text:style-name="P67">trouble shooting haxm https://software.intel.com/en-us/blogs/2014/03/14/troubleshooting-intel-haxm</text:p>
                </text:list-item>
              </text:list>
            </text:list-item>
            <text:list-item>
              <text:p text:style-name="P68"><text:a xlink:type="simple" xlink:href="https://stackoverflow.com/questions/36554322/cannot-start-emulator-in-android-studio-2-0/36568949?noredirect=1#comment62825094_36568949" text:style-name="Internet_20_link" text:visited-style-name="Visited_20_Internet_20_Link">https://stackoverflow.com/questions/36554322/cannot-start-emulator-in-android-studio-2-0/36568949?noredirect=1#comment62825094_36568949</text:a></text:p>
              <text:list>
                <text:list-item>
                  <text:p text:style-name="P68">read the comments under the first response. The <text:span text:style-name="T4">path of lib64 changed for</text:span> UBUNTU <text:span text:style-name="T3">16</text:span></text:p>
                </text:list-item>
              </text:list>
            </text:list-item>
            <text:list-item>
              <text:p text:style-name="P69">uninstall and reinstall using ppa for ubuntu 16.04</text:p>
            </text:list-item>
            <text:list-item>
              <text:p text:style-name="P70"><text:a xlink:type="simple" xlink:href="https://askubuntu.com/questions/837730/android-studio-2-2-frequently-crashes-on-ubuntu-16-04" text:style-name="Internet_20_link" text:visited-style-name="Visited_20_Internet_20_Link">https://askubuntu.com/questions/837730/android-studio-2-2-frequently-crashes-on-ubuntu-16-04</text:a></text:p>
            </text:list-item>
            <text:list-item>
              <text:p text:style-name="P70"><text:a xlink:type="simple" xlink:href="https://developer.android.com/studio/run/emulator-commandline.html" text:style-name="Internet_20_link" text:visited-style-name="Visited_20_Internet_20_Link">https://developer.android.com/studio/run/emulator-commandline.html</text:a></text:p>
            </text:list-item>
            <text:list-item>
              <text:p text:style-name="P71"><text:a xlink:type="simple" xlink:href="https://stackoverflow.com/questions/13997771/android-emulator-segmentation-fault" text:style-name="Internet_20_link" text:visited-style-name="Visited_20_Internet_20_Link">https://stackoverflow.com/questions/13997771/android-emulator-segmentation-fault</text:a></text:p>
            </text:list-item>
            <text:list-item>
              <text:p text:style-name="P72">Choose installation path: /home/michael/.local/share/umake/android/android-studio</text:p>
              <text:list>
                <text:list-item>
                  <text:p text:style-name="P73">umake</text:p>
                </text:list-item>
              </text:list>
            </text:list-item>
            <text:list-item>
              <text:p text:style-name="P74">this looks promising: <text:a xlink:type="simple" xlink:href="https://askubuntu.com/questions/771439/installing-and-using-android-studio-with-virt-on-ubuntu-16-04" text:style-name="Internet_20_link" text:visited-style-name="Visited_20_Internet_20_Link">https://askubuntu.com/questions/771439/installing-and-using-android-studio-with-virt-on-ubuntu-16-04</text:a></text:p>
            </text:list-item>
            <text:list-item>
              <text:p text:style-name="P33">UPGRADED RAM, RAN AS SOFTWARE</text:p>
              <text:list>
                <text:list-item>
                  <text:p text:style-name="P75">running as hardware still not working</text:p>
                </text:list-item>
              </text:list>
            </text:list-item>
          </text:list>
        </text:list-item>
        <text:list-item>
          <text:p text:style-name="P103">The emulator can:</text:p>
          <text:list>
            <text:list-item>
              <text:p text:style-name="P103">run with the play button</text:p>
            </text:list-item>
            <text:list-item>
              <text:p text:style-name="P103">run complete android stack</text:p>
            </text:list-item>
            <text:list-item>
              <text:p text:style-name="P103">invoke other apps</text:p>
            </text:list-item>
            <text:list-item>
              <text:p text:style-name="P103">play audio/video</text:p>
            </text:list-item>
            <text:list-item>
              <text:p text:style-name="P103">debugging</text:p>
            </text:list-item>
            <text:list-item>
              <text:p text:style-name="P103">app interrrupt/laitency</text:p>
            </text:list-item>
            <text:list-item>
              <text:p text:style-name="P103">developer options</text:p>
              <text:list>
                <text:list-item>
                  <text:p text:style-name="P103">settings/ about device/build #/ tap7 times</text:p>
                </text:list-item>
              </text:list>
            </text:list-item>
            <text:list-item>
              <text:p text:style-name="P104">android usb debugging:</text:p>
              <text:p text:style-name="P104"/>
            </text:list-item>
          </text:list>
          <text:p text:style-name="P37">android architecture (advanced build options) (software stack):</text:p>
          <text:list text:continue-numbering="true">
            <text:list-header>
              <text:p text:style-name="P105"/>
            </text:list-header>
          </text:list>
        </text:list-item>
        <text:list-item>
          <text:p text:style-name="P105">linux os</text:p>
        </text:list-item>
        <text:list-item>
          <text:p text:style-name="P105">C/C++ Libs, Android Runtime:</text:p>
          <text:list>
            <text:list-item>
              <text:p text:style-name="P105">“Your app runs in its own instance in the runtime”</text:p>
            </text:list-item>
          </text:list>
        </text:list-item>
        <text:list-item>
          <text:p text:style-name="P105">application framework- the classes and services provided to applications</text:p>
        </text:list-item>
        <text:list-item>
          <text:p text:style-name="P105">application layer: the apps that are installed </text:p>
        </text:list-item>
        <text:list-item>
          <text:p text:style-name="P105">gradel:</text:p>
          <text:list>
            <text:list-item>
              <text:p text:style-name="P105">defines dependencies</text:p>
            </text:list-item>
            <text:list-item>
              <text:p text:style-name="P105">defines custom build logic</text:p>
            </text:list-item>
            <text:list-item>
              <text:p text:style-name="P106">creates APKs</text:p>
            </text:list-item>
          </text:list>
        </text:list-item>
        <text:list-item>
          <text:p text:style-name="P107">navigating android-studio</text:p>
          <text:list>
            <text:list-item>
              <text:p text:style-name="P107">shift x2 opens a search box</text:p>
            </text:list-item>
            <text:list-item>
              <text:p text:style-name="P107">switch between consoles using the button in the lower left corner</text:p>
              <text:list>
                <text:list-item>
                  <text:p text:style-name="P107"><text:soft-page-break/>(ex gradle console)</text:p>
                </text:list-item>
              </text:list>
            </text:list-item>
            <text:list-item>
              <text:p text:style-name="P107">A <text:span text:style-name="Strong_20_Emphasis">gradle task</text:span> represents a single, atomic piece of work for a build. To see a list of tasks, you can open the tasks window in Android Studio by clicking on the gradle button on the far right. Clicking on the name of the task runs that task.</text:p>
              <text:list>
                <text:list-item>
                  <text:p text:style-name="P108">Find this using the bottom-left corner button</text:p>
                </text:list-item>
              </text:list>
            </text:list-item>
            <text:list-item>
              <text:p text:style-name="P109"><text:span text:style-name="T10">to see the runnable gradle tasks,</text:span> us<text:span text:style-name="T10">e</text:span> the following command inside gradle’s folder:</text:p>
              <text:list>
                <text:list-item>
                  <text:p text:style-name="P109">./gradlew tasks</text:p>
                </text:list-item>
                <text:list-item>
                  <text:p text:style-name="P110">to run these tasks, you may need to run chmod +x on gradlew before you can run it.</text:p>
                </text:list-item>
              </text:list>
            </text:list-item>
            <text:list-item>
              <text:p text:style-name="P111">more info on gradle builds:</text:p>
              <text:list>
                <text:list-item>
                  <text:p text:style-name="P111"><text:a xlink:type="simple" xlink:href="https://developer.android.com/studio/build/index.html#buildCmd" text:style-name="Internet_20_link" text:visited-style-name="Visited_20_Internet_20_Link">https://developer.android.com/studio/build/index.html#buildCmd</text:a></text:p>
                </text:list-item>
                <text:list-item>
                  <text:p text:style-name="P112">udacity gradle course: <text:a xlink:type="simple" xlink:href="https://classroom.udacity.com/courses/ud867/lessons/3968239469/concepts/42836685960923" text:style-name="Internet_20_link" text:visited-style-name="Visited_20_Internet_20_Link">https://classroom.udacity.com/courses/ud867/lessons/3968239469/concepts/42836685960923</text:a></text:p>
                </text:list-item>
              </text:list>
            </text:list-item>
            <text:list-item>
              <text:p text:style-name="P113">more on adb: <text:a xlink:type="simple" xlink:href="https://developer.android.com/studio/command-line/adb.html?utm_source=udacity&amp;utm_medium=mooc&amp;utm_term=android&amp;utm_content=adb&amp;utm_campaign=training" text:style-name="Internet_20_link" text:visited-style-name="Visited_20_Internet_20_Link">https://developer.android.com/studio/command-line/adb.html?utm_source=udacity&amp;utm_medium=mooc&amp;utm_term=android&amp;utm_content=adb&amp;utm_campaign=training</text:a></text:p>
            </text:list-item>
          </text:list>
        </text:list-item>
      </text:list>
      <text:p text:style-name="P5"/>
      <text:list xml:id="list104552517593530" text:continue-numbering="true" text:style-name="L1">
        <text:list-header>
          <text:p text:style-name="P38">activity, packets, and layout introduction:</text:p>
        </text:list-header>
      </text:list>
      <text:p text:style-name="P5"/>
      <text:list xml:id="list104552042631384" text:continue-numbering="true" text:style-name="L1">
        <text:list-item>
          <text:p text:style-name="P114">android apps are collections of components that work with each other and with the android framework</text:p>
        </text:list-item>
        <text:list-item>
          <text:p text:style-name="P114">4 types of components:</text:p>
          <text:list>
            <text:list-item>
              <text:p text:style-name="P114">Activity: responsible for most app-user interaction</text:p>
              <text:list>
                <text:list-item>
                  <text:p text:style-name="P114">a single focused thing that the user can do</text:p>
                </text:list-item>
                <text:list-item>
                  <text:p text:style-name="P114">create the window your app uses to draw and receive events from the system</text:p>
                </text:list-item>
                <text:list-item>
                  <text:p text:style-name="P114">an app is a series of activities. </text:p>
                  <text:list>
                    <text:list-item>
                      <text:p text:style-name="P114">These activities are maintained on the stack to provide context (forward and back button<text:span text:style-name="T11">)</text:span></text:p>
                    </text:list-item>
                  </text:list>
                </text:list-item>
                <text:list-item>
                  <text:p text:style-name="P115">the launcher is the first activity</text:p>
                </text:list-item>
              </text:list>
            </text:list-item>
            <text:list-item>
              <text:p text:style-name="P114">services</text:p>
            </text:list-item>
            <text:list-item>
              <text:p text:style-name="P114">content provider</text:p>
            </text:list-item>
            <text:list-item>
              <text:p text:style-name="P114">broadcast receiver</text:p>
            </text:list-item>
          </text:list>
        </text:list-item>
        <text:list-item>
          <text:p text:style-name="P114"/>
        </text:list-item>
      </text:list>
      <text:p text:style-name="P5"/>
      <text:list xml:id="list104552033067147" text:continue-numbering="true" text:style-name="L1">
        <text:list-header>
          <text:p text:style-name="P38">the android manifest registers components</text:p>
        </text:list-header>
      </text:list>
      <text:p text:style-name="P5"/>
      <text:list xml:id="list104552282469198" text:continue-numbering="true" text:style-name="L1">
        <text:list-item>
          <text:p text:style-name="P116">The launcher is the android home screen.</text:p>
        </text:list-item>
        <text:list-item>
          <text:p text:style-name="P116">Intents, intent-filters, activities more in future</text:p>
        </text:list-item>
        <text:list-item>
          <text:p text:style-name="P117">android user interface</text:p>
        </text:list-item>
        <text:list-item>
          <text:p text:style-name="P118">res folder:</text:p>
          <text:list>
            <text:list-item>
              <text:p text:style-name="P118">resources- the way an app looks, feels and sounds</text:p>
            </text:list-item>
            <text:list-item>
              <text:p text:style-name="P118">separate from manifest</text:p>
            </text:list-item>
            <text:list-item>
              <text:p text:style-name="P118">optimization (without modifying code)</text:p>
            </text:list-item>
            <text:list-item>
              <text:p text:style-name="P118">images, strings, files</text:p>
            </text:list-item>
          </text:list>
        </text:list-item>
        <text:list-item>
          <text:p text:style-name="P118"><text:soft-page-break/>layouts:</text:p>
          <text:list>
            <text:list-item>
              <text:p text:style-name="P118">in xml which refer to types of view objects in the framework</text:p>
              <text:list>
                <text:list-item>
                  <text:p text:style-name="P118">some view objects can contain other view objects.</text:p>
                </text:list-item>
                <text:list-item>
                  <text:p text:style-name="P118">Layout or container Views arrange other view on the screen</text:p>
                </text:list-item>
                <text:list-item>
                  <text:p text:style-name="P118"/>
                </text:list-item>
              </text:list>
            </text:list-item>
            <text:list-item>
              <text:p text:style-name="P118">Activity_main.xml</text:p>
            </text:list-item>
            <text:list-item>
              <text:p text:style-name="P118">on-create</text:p>
              <text:list>
                <text:list-item>
                  <text:p text:style-name="P118">setContentView(R.layout.activity_main):</text:p>
                  <text:list>
                    <text:list-item>
                      <text:p text:style-name="P119">this causes the XML resource to be inflated, coverting the xml to a hierarchy of view objects in memory</text:p>
                    </text:list-item>
                  </text:list>
                </text:list-item>
              </text:list>
            </text:list-item>
          </text:list>
        </text:list-item>
      </text:list>
      <text:p text:style-name="P6"/>
      <text:p text:style-name="P4">Android Layouts Primer</text:p>
      <text:p text:style-name="P4"/>
      <text:p text:style-name="P1">Activities and Layouts</text:p>
      <text:p text:style-name="P1"/>
      <text:list xml:id="list6016227270214699535" text:style-name="L2">
        <text:list-item>
          <text:p text:style-name="P24">Activity<text:span text:style-name="T5">: a single focused thing that the user can do.</text:span></text:p>
          <text:list>
            <text:list-item>
              <text:p text:style-name="P24"><text:span text:style-name="T5">Create</text:span><text:span text:style-name="T6">s</text:span><text:span text:style-name="T5"> the window that your app uses to draw and receive events from the system</text:span></text:p>
            </text:list-item>
            <text:list-item>
              <text:p text:style-name="P76">Activities are written in Java, extending from the Activity class</text:p>
            </text:list-item>
          </text:list>
        </text:list-item>
        <text:list-item>
          <text:p text:style-name="P25">view<text:span text:style-name="T5">: show the user info, and lets the user interact with the activity.</text:span></text:p>
          <text:list>
            <text:list-item>
              <text:p text:style-name="P25"><text:span text:style-name="T5">Created </text:span><text:span text:style-name="T8">and managed</text:span><text:span text:style-name="T5"> by activities </text:span><text:span text:style-name="T9">which reference XML files in the </text:span><text:span text:style-name="T12">res/layouts</text:span><text:span text:style-name="T9"> folder</text:span></text:p>
            </text:list-item>
            <text:list-item>
              <text:p text:style-name="P26"><text:span text:style-name="T7">views are</text:span><text:span text:style-name="T5"> class</text:span><text:span text:style-name="T7">es</text:span><text:span text:style-name="T5"> in the Android UI framework</text:span></text:p>
            </text:list-item>
            <text:list-item>
              <text:p text:style-name="P77">They occupy a rectangular area on the screen and are responsible for drawing and handling events.</text:p>
            </text:list-item>
          </text:list>
        </text:list-item>
      </text:list>
      <text:p text:style-name="P78"/>
      <text:p text:style-name="P2">Layout XML</text:p>
      <text:p text:style-name="P2"/>
      <text:list xml:id="list4591430272856725292" text:style-name="L3">
        <text:list-item>
          <text:p text:style-name="P79">Linear Layout</text:p>
          <text:list>
            <text:list-item>
              <text:p text:style-name="P79">This had the layout information for this view</text:p>
            </text:list-item>
          </text:list>
        </text:list-item>
        <text:list-item>
          <text:p text:style-name="P79">EditText</text:p>
          <text:list>
            <text:list-item>
              <text:p text:style-name="P79">this had layout information for editable text</text:p>
            </text:list-item>
          </text:list>
        </text:list-item>
        <text:list-item>
          <text:p text:style-name="P79">TextView</text:p>
          <text:list>
            <text:list-item>
              <text:p text:style-name="P79">this had layout information for non-editable text</text:p>
            </text:list-item>
            <text:list-item>
              <text:p text:style-name="P79"/>
            </text:list-item>
          </text:list>
        </text:list-item>
        <text:list-item>
          <text:p text:style-name="P80">ImageView</text:p>
        </text:list-item>
        <text:list-item>
          <text:p text:style-name="P80">Button</text:p>
        </text:list-item>
        <text:list-item>
          <text:p text:style-name="P80">XML syntax:</text:p>
          <text:list>
            <text:list-item>
              <text:p text:style-name="P81">&lt;<text:span text:style-name="T32">V</text:span><text:span text:style-name="T17">iewName </text:span><text:span text:style-name="T20">attributes(android:text=...)…</text:span><text:span text:style-name="T25">/</text:span><text:span text:style-name="T26">&gt;</text:span></text:p>
              <text:list>
                <text:list-item>
                  <text:p text:style-name="P83"><text:span text:style-name="T26">a</text:span><text:span text:style-name="T24">bove is a self closing tag</text:span></text:p>
                </text:list-item>
              </text:list>
            </text:list-item>
            <text:list-item>
              <text:p text:style-name="P82"><text:span text:style-name="T24">&lt;</text:span><text:span text:style-name="T27">V</text:span><text:span text:style-name="T17">iewName </text:span><text:span text:style-name="T20">attributes(android:text=...)…</text:span><text:span text:style-name="T28">&gt;...&lt;/</text:span><text:span text:style-name="T18">viewName&gt;</text:span></text:p>
              <text:list>
                <text:list-item>
                  <text:p text:style-name="P120">above is an example of splitting the opening and closing tag</text:p>
                </text:list-item>
                <text:list-item>
                  <text:p text:style-name="P120">this is used when you want your tag to contain other tags</text:p>
                  <text:list>
                    <text:list-item>
                      <text:p text:style-name="P120">for example, the LinearLayout tag would contain TextView tags</text:p>
                    </text:list-item>
                    <text:list-item>
                      <text:p text:style-name="P120">these contained tags are called children HTML elements</text:p>
                    </text:list-item>
                  </text:list>
                </text:list-item>
                <text:list-item>
                  <text:p text:style-name="P121"><text:span text:style-name="T13">attributes</text:span>:</text:p>
                  <text:list>
                    <text:list-header>
                      <text:p text:style-name="P121"><text:soft-page-break/>attribute name= attribute value</text:p>
                    </text:list-header>
                    <text:list-item>
                      <text:p text:style-name="P121">have default values, that you can change by specifying them</text:p>
                    </text:list-item>
                  </text:list>
                </text:list-item>
                <text:list-item>
                  <text:p text:style-name="P122">dp=<text:span text:style-name="T33">dip=</text:span> density independent pixels</text:p>
                  <text:list>
                    <text:list-item>
                      <text:p text:style-name="P122"><text:span text:style-name="T33">make all attributes at least 48*48 dp</text:span> </text:p>
                    </text:list-item>
                    <text:list-item>
                      <text:p text:style-name="P122"><text:span text:style-name="T22">dp</text:span> or <text:span text:style-name="T22">dip</text:span>. Density-independent Pixels - an abstract unit that is based on the physical density of the screen. These units are relative to a 160 dpi screen, so one <text:span text:style-name="T22">dp</text:span> is one pixel on a 160 dpi screen.</text:p>
                    </text:list-item>
                  </text:list>
                </text:list-item>
                <text:list-item>
                  <text:p text:style-name="P123">Sp= scale independent pixels</text:p>
                  <text:list>
                    <text:list-item>
                      <text:p text:style-name="P123">like dp, but for text. <text:span text:style-name="T34">The size of these can be adjusted by the user (setting/display/fontsize)</text:span></text:p>
                    </text:list-item>
                    <text:list-item>
                      <text:p text:style-name="P123"/>
                    </text:list-item>
                  </text:list>
                </text:list-item>
              </text:list>
            </text:list-item>
            <text:list-item>
              <text:p text:style-name="P124">errors: are highlighted in red, they show messages stuff on the right</text:p>
            </text:list-item>
            <text:list-item>
              <text:p text:style-name="P125">shift+z for redo not y</text:p>
            </text:list-item>
            <text:list-item>
              <text:p text:style-name="P126">setting width and hight to adjusting:</text:p>
              <text:list>
                <text:list-item>
                  <text:p text:style-name="P126">android:layout_width=”wrap_content”</text:p>
                </text:list-item>
                <text:list-item>
                  <text:p text:style-name="P126">android:layout_height=”wrap_content”</text:p>
                </text:list-item>
              </text:list>
            </text:list-item>
            <text:list-item>
              <text:p text:style-name="P127">specify colors with name or <text:span text:style-name="T35">hex value</text:span></text:p>
            </text:list-item>
            <text:list-item>
              <text:p text:style-name="P128">ImageView:</text:p>
              <text:list>
                <text:list-item>
                  <text:p text:style-name="P129">android:src=”@<text:span text:style-name="T36">drawable</text:span>/<text:span text:style-name="T36">file</text:span>name”</text:p>
                  <text:list>
                    <text:list-item>
                      <text:p text:style-name="P130">extension not needed</text:p>
                    </text:list-item>
                  </text:list>
                </text:list-item>
                <text:list-item>
                  <text:p text:style-name="P131">width, height</text:p>
                  <text:list>
                    <text:list-item>
                      <text:p text:style-name="P131">can be wrap_content</text:p>
                    </text:list-item>
                  </text:list>
                </text:list-item>
                <text:list-item>
                  <text:p text:style-name="P131">android:scaleType=”which part of the image to center the screen on (for example, center would tell the screen to look at the center of the image<text:span text:style-name="T37">) (centerCrop will crop off the edges of the photo resulting in a full-bleed image)</text:span>”</text:p>
                </text:list-item>
              </text:list>
            </text:list-item>
            <text:list-item>
              <text:p text:style-name="P132">XML documentation- attributes...</text:p>
            </text:list-item>
          </text:list>
        </text:list-item>
        <text:list-item>
          <text:p text:style-name="P133">Material design spec: </text:p>
          <text:list>
            <text:list-item>
              <text:p text:style-name="P133">helps with dynamic apps and their fonts</text:p>
            </text:list-item>
          </text:list>
        </text:list-item>
        <text:list-item>
          <text:p text:style-name="P134">css in code could be a good idea?</text:p>
        </text:list-item>
      </text:list>
      <text:p text:style-name="P7"/>
      <text:p text:style-name="P12">Types of View: UI Components</text:p>
      <text:p text:style-name="P12"/>
      <text:list xml:id="list7130847130573760082" text:style-name="L4">
        <text:list-item>
          <text:p text:style-name="P135">UI components are often interactive:</text:p>
        </text:list-item>
        <text:list-item>
          <text:p text:style-name="P136">UI component examples <text:span text:style-name="T42">in class hierarchy format</text:span>:</text:p>
          <text:list>
            <text:list-item>
              <text:p text:style-name="P137">view class :</text:p>
              <text:list>
                <text:list-item>
                  <text:p text:style-name="P135">TextView: creates text on the screen; generally non interactive text</text:p>
                  <text:list>
                    <text:list-item>
                      <text:p text:style-name="P138">these views are written in java: <text:a xlink:type="simple" xlink:href="https://developer.android.com/reference/android/widget/TextView.html" text:style-name="Internet_20_link" text:visited-style-name="Visited_20_Internet_20_Link">https://developer.android.com/reference/android/widget/TextView.html</text:a><text:span text:style-name="T38">\</text:span></text:p>
                    </text:list-item>
                    <text:list-item>
                      <text:p text:style-name="P139">Text view is a complete text editor, that is often configured to not allow editing.</text:p>
                    </text:list-item>
                    <text:list-item>
                      <text:p text:style-name="P140">To allow copying of the text, set android:textIsSelectable to true, or call setTextIsSelectable(ture)</text:p>
                    </text:list-item>
                    <text:list-item>
                      <text:p text:style-name="P136">EditText: creates a text input on the screen</text:p>
                      <text:p text:style-name="P137"><text:a xlink:type="simple" xlink:href="https://developer.android.com/reference/android/widget/EditText.html" text:style-name="Internet_20_link" text:visited-style-name="Visited_20_Internet_20_Link">https://developer.android.com/reference/android/widget/EditText.html</text:a></text:p>
                    </text:list-item>
                    <text:list-item>
                      <text:p text:style-name="P137">Button: <text:span text:style-name="T41">creates a button on the screen</text:span></text:p>
                      <text:p text:style-name="P137"><text:soft-page-break/><text:a xlink:type="simple" xlink:href="https://developer.android.com/reference/android/widget/Button.html" text:style-name="Internet_20_link" text:visited-style-name="Visited_20_Internet_20_Link">https://developer.android.com/reference/android/widget/Button.html</text:a></text:p>
                    </text:list-item>
                    <text:list-item>
                      <text:p text:style-name="P141">Chronometer:</text:p>
                      <text:p text:style-name="P141">https://developer.android.com/reference/android/widget/Chronometer.html</text:p>
                    </text:list-item>
                  </text:list>
                </text:list-item>
              </text:list>
            </text:list-item>
            <text:list-item>
              <text:p text:style-name="P136">ImageView: creates an iamge on the screen</text:p>
              <text:p text:style-name="P137">https://developer.android.com/reference/android/widget/ImageView.html</text:p>
            </text:list-item>
          </text:list>
        </text:list-item>
        <text:list-item>
          <text:p text:style-name="P142">The android.widget package contains a list of <text:span text:style-name="T16">most</text:span> of the UI view classes available to you.</text:p>
        </text:list-item>
        <text:list-item>
          <text:p text:style-name="P143">excesstl: </text:p>
          <text:list>
            <text:list-item>
              <text:p text:style-name="P144">XML transformer</text:p>
            </text:list-item>
            <text:list-item>
              <text:p text:style-name="P144">acts like CSS in a way</text:p>
            </text:list-item>
          </text:list>
        </text:list-item>
      </text:list>
      <text:p text:style-name="P8"/>
      <text:p text:style-name="P13">Type of View: Container View</text:p>
      <text:list xml:id="list104551938907758" text:continue-numbering="true" text:style-name="L4">
        <text:list-header>
          <text:p text:style-name="P142"/>
        </text:list-header>
        <text:list-item>
          <text:p text:style-name="P142"><text:s/><text:span text:style-name="T39">“Layout” or “Container” views contain and position a group of views.</text:span></text:p>
          <text:list>
            <text:list-item>
              <text:p text:style-name="P145">These views are nested inside container view attribute by splitting the tag</text:p>
            </text:list-item>
          </text:list>
        </text:list-item>
        <text:list-item>
          <text:p text:style-name="P146"><text:span text:style-name="T40">Container Views </text:span>extend ViewGroup. </text:p>
        </text:list-item>
        <text:list-item>
          <text:p text:style-name="P147">Think the HTML div or body tags</text:p>
        </text:list-item>
        <text:list-item>
          <text:p text:style-name="P148">common Container views by class hierarchy:</text:p>
          <text:list>
            <text:list-item>
              <text:p text:style-name="P149">viewGroup:</text:p>
              <text:list>
                <text:list-item>
                  <text:p text:style-name="P149">Linear layout</text:p>
                  <text:p text:style-name="P149">https://developer.android.com/reference/android/widget/LinearLayout.html</text:p>
                </text:list-item>
                <text:list-item>
                  <text:p text:style-name="P149">RelativeLayout</text:p>
                  <text:p text:style-name="P149"><text:a xlink:type="simple" xlink:href="https://developer.android.com/reference/android/widget/RelativeLayout.html" text:style-name="Internet_20_link" text:visited-style-name="Visited_20_Internet_20_Link">https://developer.android.com/reference/android/widget/RelativeLayout.html</text:a></text:p>
                </text:list-item>
                <text:list-item>
                  <text:p text:style-name="P149">FrameLayout: <text:span text:style-name="T44">blocks out an area of the screen to display a single item, generally a single child view.</text:span></text:p>
                  <text:p text:style-name="P149"><text:a xlink:type="simple" xlink:href="https://developer.android.com/reference/android/widget/FrameLayout.html" text:style-name="Internet_20_link" text:visited-style-name="Visited_20_Internet_20_Link">https://developer.android.com/reference/android/widget/FrameLayout.html</text:a></text:p>
                  <text:list>
                    <text:list-item>
                      <text:p text:style-name="P149">ScrollView: </text:p>
                      <text:p text:style-name="P149"><text:a xlink:type="simple" xlink:href="https://developer.android.com/reference/android/widget/ScrollView.html" text:style-name="Internet_20_link" text:visited-style-name="Visited_20_Internet_20_Link">https://developer.android.com/reference/android/widget/ScrollView.html</text:a></text:p>
                      <text:list>
                        <text:list-item>
                          <text:p text:style-name="P150">never use a ScrollView with a ListView, because ListViews take care of their own vertical scrolling. <text:span text:style-name="T45">This also defeats ListView’s optimization for scrolling</text:span></text:p>
                        </text:list-item>
                        <text:list-item>
                          <text:p text:style-name="P151">The textView class also takes care of its own scrolling, but using the two together is possible to achieve the effect of a text view within a larger container.</text:p>
                        </text:list-item>
                      </text:list>
                    </text:list-item>
                    <text:list-item>
                      <text:p text:style-name="P152">FrameLayouts have 1 child with all the contents in the frame.</text:p>
                    </text:list-item>
                  </text:list>
                </text:list-item>
                <text:list-item>
                  <text:p text:style-name="P153">ConstraintLayout: <text:span text:style-name="T43">relative positioning, </text:span></text:p>
                  <text:p text:style-name="P154"><text:a xlink:type="simple" xlink:href="https://developer.android.com/reference/android/support/constraint/ConstraintLayout.html" text:style-name="Internet_20_link" text:visited-style-name="Visited_20_Internet_20_Link">https://developer.android.com/reference/android/support/constraint/ConstraintLayout.html</text:a></text:p>
                </text:list-item>
              </text:list>
            </text:list-item>
          </text:list>
        </text:list-item>
      </text:list>
      <text:p text:style-name="P16"/>
      <text:list xml:id="list104552280079835" text:continue-numbering="true" text:style-name="L4">
        <text:list-item>
          <text:p text:style-name="P184">java //TODO:</text:p>
          <text:p text:style-name="P155"><text:a xlink:type="simple" xlink:href="https://www.jetbrains.com/help/idea/2017.1/using-todo.html" text:style-name="Internet_20_link" text:visited-style-name="Visited_20_Internet_20_Link"><text:span text:style-name="T21">https://www.jetbrains.com/help/idea/2017.1/using-todo.html</text:span></text:a></text:p>
          <text:p text:style-name="P185">TODO could be improved upon by organizing TODO comments into objectives</text:p>
        </text:list-item>
      </text:list>
      <text:p text:style-name="P9"/>
      <text:p text:style-name="P14">XML Attributes</text:p>
      <text:p text:style-name="P14"/>
      <text:list xml:id="list2793252454394774727" text:style-name="L5">
        <text:list-item>
          <text:p text:style-name="P156">ex: textSize, and padding</text:p>
        </text:list-item>
        <text:list-item>
          <text:p text:style-name="P156">see documentation for a view’s attributes.</text:p>
        </text:list-item>
        <text:list-item>
          <text:p text:style-name="P157">Text attribute:</text:p>
          <text:list>
            <text:list-item>
              <text:p text:style-name="P157"><text:soft-page-break/>android:text=”enter your text here”</text:p>
            </text:list-item>
          </text:list>
        </text:list-item>
        <text:list-item>
          <text:p text:style-name="P158">Width and Height</text:p>
          <text:list>
            <text:list-item>
              <text:p text:style-name="P159">These must be defined for ever view</text:p>
            </text:list-item>
            <text:list-item>
              <text:p text:style-name="P160">remember all views are a rectangle on the screen.</text:p>
            </text:list-item>
            <text:list-item>
              <text:p text:style-name="P161">See above for d<text:span text:style-name="T46">p, wrap_content...</text:span></text:p>
            </text:list-item>
            <text:list-item>
              <text:p text:style-name="P162">match_parent: <text:span text:style-name="T47">this will expand the size of the view to be as large as the parent view which it is nested in.</text:span></text:p>
            </text:list-item>
          </text:list>
        </text:list-item>
        <text:list-item>
          <text:p text:style-name="P163">Padding and Margin</text:p>
          <text:list>
            <text:list-item>
              <text:p text:style-name="P164">padding: the space within the <text:span text:style-name="T48">boundaries</text:span> of the view</text:p>
            </text:list-item>
            <text:list-item>
              <text:p text:style-name="P164">layout_margin: the space outside the boundaries of the view.</text:p>
            </text:list-item>
          </text:list>
        </text:list-item>
      </text:list>
      <text:p text:style-name="P10"/>
      <text:p text:style-name="P11">How do XML Layouts relate to Java Activities?</text:p>
      <text:p text:style-name="P11"/>
      <text:list xml:id="list8554324837814876644" text:style-name="L6">
        <text:list-item>
          <text:p text:style-name="P165">An activity’s onCreate method associates its XML attributes to it. </text:p>
          <text:list>
            <text:list-item>
              <text:p text:style-name="P165">OnCreate then calls setContentView (a method of AppCompatActivity which all MainActivities</text:p>
              <text:list>
                <text:list-item>
                  <text:p text:style-name="P166">AppCompatActivity: <text:span text:style-name="T49">java has a limit to the number of methods that can extend this (65 thousand methods). This is similar to Activity. This is used to make apps more compatible with older OSs</text:span></text:p>
                </text:list-item>
                <text:list-item>
                  <text:p text:style-name="P167">All activities must extexd AppCompatActivity or Activity. These classes provide Oncreate and setContentView</text:p>
                </text:list-item>
                <text:list-item>
                  <text:p text:style-name="P168">Gradle uses Manifest to build <text:s/></text:p>
                </text:list-item>
              </text:list>
            </text:list-item>
          </text:list>
        </text:list-item>
      </text:list>
      <text:p text:style-name="P15"/>
      <text:p text:style-name="P15">The R Class</text:p>
      <text:p text:style-name="P15"/>
      <text:list xml:id="list126055937120567065" text:style-name="L7">
        <text:list-item>
          <text:p text:style-name="P169">The <text:span text:style-name="T14">R</text:span> class is created when your application is generated.</text:p>
          <text:list>
            <text:list-item>
              <text:p text:style-name="P169">It creates constants that allow you to dynamically identify the various contents of the res folder, including layouts.</text:p>
            </text:list-item>
          </text:list>
        </text:list-item>
        <text:list-item>
          <text:p text:style-name="P170">Providing resources: <text:a xlink:type="simple" xlink:href="https://developer.android.com/guide/topics/resources/providing-resources.html" text:style-name="Internet_20_link" text:visited-style-name="Visited_20_Internet_20_Link">https://developer.android.com/guide/topics/resources/providing-resources.html</text:a></text:p>
          <text:list>
            <text:list-item>
              <text:p text:style-name="P171">externalizing resources makes them easier to maintain.</text:p>
            </text:list-item>
            <text:list-item>
              <text:p text:style-name="P172">Provide alternative resources for different devices. <text:span text:style-name="T51">Android will use the appropriate one.</text:span></text:p>
              <text:list>
                <text:list-item>
                  <text:p text:style-name="P173">Ex: different screen size/ different language</text:p>
                </text:list-item>
              </text:list>
            </text:list-item>
            <text:list-item>
              <text:p text:style-name="P174">Use well-named directories for this. </text:p>
            </text:list-item>
            <text:list-item>
              <text:p text:style-name="P175"><text:span text:style-name="T52">Resources in one of these directories under </text:span>Res/ <text:s/></text:p>
              <text:list>
                <text:list-item>
                  <text:p text:style-name="P176">animator/</text:p>
                </text:list-item>
                <text:list-item>
                  <text:p text:style-name="P176">anim/</text:p>
                </text:list-item>
                <text:list-item>
                  <text:p text:style-name="P176">color/</text:p>
                </text:list-item>
                <text:list-item>
                  <text:p text:style-name="P176">drawable/</text:p>
                </text:list-item>
                <text:list-item>
                  <text:p text:style-name="P176">mimap/</text:p>
                </text:list-item>
                <text:list-item>
                  <text:p text:style-name="P176">layout/</text:p>
                </text:list-item>
                <text:list-item>
                  <text:p text:style-name="P176">menu/</text:p>
                </text:list-item>
                <text:list-item>
                  <text:p text:style-name="P176">raw/</text:p>
                </text:list-item>
                <text:list-item>
                  <text:p text:style-name="P176">values/</text:p>
                </text:list-item>
                <text:list-item>
                  <text:p text:style-name="P176"><text:soft-page-break/>xml/</text:p>
                </text:list-item>
              </text:list>
            </text:list-item>
          </text:list>
        </text:list-item>
        <text:list-item>
          <text:p text:style-name="P177">Accessing Resources: <text:span text:style-name="T23"><text:s/></text:span><text:a xlink:type="simple" xlink:href="https://developer.android.com/guide/topics/resources/accessing-resources.html" text:style-name="Internet_20_link" text:visited-style-name="Visited_20_Internet_20_Link">https://developer.android.com/guide/topics/resources/accessing-resources.html</text:a></text:p>
          <text:list>
            <text:list-item>
              <text:p text:style-name="P178">reference the resource ID using the R class.</text:p>
            </text:list-item>
            <text:list-item>
              <text:p text:style-name="P178">For each type of resource, there is an R subclass. </text:p>
            </text:list-item>
            <text:list-item>
              <text:p text:style-name="P178">For each resource there is a static integer (for example, R.drawable.ico<text:span text:style-name="T53">n)</text:span></text:p>
              <text:list>
                <text:list-item>
                  <text:p text:style-name="P179">icon is a static reference variable to an integer that tells the location of the icon drawable.</text:p>
                </text:list-item>
              </text:list>
            </text:list-item>
            <text:list-item>
              <text:p text:style-name="P180"><text:span text:style-name="T50">W</text:span>hen your application is compiled, aapt generates the R class, which contains the resource IDs for all the resources in your res/ directory.</text:p>
              <text:list>
                <text:list-item>
                  <text:p text:style-name="P181">R has a subclass for each directory in the Res/ directory</text:p>
                  <text:list>
                    <text:list-item>
                      <text:p text:style-name="P182"><text:span text:style-name="T54">resources should </text:span><text:span text:style-name="T19">always</text:span><text:span text:style-name="T54"> be stored in these subclasses</text:span></text:p>
                    </text:list-item>
                  </text:list>
                </text:list-item>
              </text:list>
            </text:list-item>
            <text:list-item>
              <text:p text:style-name="P183">there are 2 ways to access resources:</text:p>
              <text:list>
                <text:list-item>
                  <text:p text:style-name="P186"><text:span text:style-name="T30">specify the path using dot notation</text:span><text:span text:style-name="T29">, </text:span><text:span text:style-name="T30">then </text:span><text:span text:style-name="T31">at the end of the dots,</text:span><text:span text:style-name="T29"> access it using the</text:span> <text:span text:style-name="Emphasis">resource name</text:span>, which is either:</text:p>
                  <text:list>
                    <text:list-item>
                      <text:p text:style-name="P186"><text:s/>the filename, excluding the extension</text:p>
                    </text:list-item>
                    <text:list-item>
                      <text:p text:style-name="P186"><text:s/>or the value in the XML <text:span text:style-name="Source_20_Text">android:name</text:span> attribute, if the resource is a simple value (such as a string).</text:p>
                    </text:list-item>
                  </text:list>
                </text:list-item>
                <text:list-item>
                  <text:p text:style-name="P187">In XML <text:span text:style-name="T56">the </text:span>syntax is different, but you still use the R class concept:</text:p>
                  <text:list>
                    <text:list-item>
                      <text:p text:style-name="P187">R.string.hello in Java would become @string/hello <text:span text:style-name="T55">in XML</text:span></text:p>
                    </text:list-item>
                    <text:list-item>
                      <text:p text:style-name="P188">in XML, string is the resource type, and hello is the resource name.</text:p>
                    </text:list-item>
                  </text:list>
                </text:list-item>
              </text:list>
            </text:list-item>
          </text:list>
        </text:list-item>
        <text:list-item>
          <text:p text:style-name="P189">SetContentView()</text:p>
          <text:list>
            <text:list-item>
              <text:p text:style-name="P189">this inflates the layout. </text:p>
            </text:list-item>
            <text:list-item>
              <text:p text:style-name="P190">Essentially Android reads your XML file and generates Java objects for each of the tags in your layout file.</text:p>
              <text:list>
                <text:list-item>
                  <text:p text:style-name="P190"><text:s/><text:span text:style-name="T57">You can then edit these objects in the Java code of the tags in your layout file. </text:span></text:p>
                </text:list-item>
                <text:list-item>
                  <text:p text:style-name="P191">You can then edit these objects in the Java code by calling methods on the Java objects.</text:p>
                </text:list-item>
              </text:list>
            </text:list-item>
          </text:list>
        </text:list-item>
      </text:list>
      <text:p text:style-name="P17"/>
      <text:p text:style-name="P3">Exercise 1 comments collections</text:p>
      <text:p text:style-name="P3"/>
      <text:p text:style-name="P19"><text:span text:style-name="T58">&lt;!--</text:span><text:span text:style-name="T62">TODO (1) Change the ConstraintLayout to a FrameLayout.</text:span></text:p>
      <text:p text:style-name="P20"><text:s text:c="4"/><text:span text:style-name="T65">Note that you don't need to use the fully qualified name for FrameLayout. Replace</text:span></text:p>
      <text:p text:style-name="P22"><text:s text:c="4"/><text:span text:style-name="T65">"android.support.constraint.ConstraintLayout" with "FrameLayout"--&gt;</text:span></text:p>
      <text:p text:style-name="P19"><text:span text:style-name="T68">android</text:span><text:span text:style-name="T67">:id=</text:span><text:span text:style-name="T70">"@+id/activity_main"</text:span></text:p>
      <text:p text:style-name="P19"><text:span text:style-name="T58">&lt;!--</text:span><text:span text:style-name="T62">TODO (6) Remove the line that declares the id, we don't need it</text:span><text:span text:style-name="T58">--&gt;</text:span></text:p>
      <text:p text:style-name="P3"/>
      <text:p text:style-name="P19"><text:span text:style-name="T73">app</text:span><text:span text:style-name="T67">:layout_constraintBottom_toBottomOf=</text:span><text:span text:style-name="T70">"@+id/activity_main"</text:span></text:p>
      <text:p text:style-name="P18"><text:span text:style-name="T73">app</text:span><text:span text:style-name="T67">:layout_constraintLeft_toLeftOf=</text:span><text:span text:style-name="T70">"@+id/activity_main"</text:span></text:p>
      <text:p text:style-name="P18"><text:span text:style-name="T73">app</text:span><text:span text:style-name="T67">:layout_constraintRight_toRightOf=</text:span><text:span text:style-name="T70">"@+id/activity_main"</text:span></text:p>
      <text:p text:style-name="P21"><text:span text:style-name="T73">app</text:span><text:span text:style-name="T67">:layout_constraintTop_toTopOf=</text:span><text:span text:style-name="T70">"@+id/activity_main" </text:span><text:span text:style-name="T75">/&gt;</text:span></text:p>
      <text:p text:style-name="P19"><text:span text:style-name="T58">&lt;!--</text:span><text:span text:style-name="T62">TODO (2) Remove all attributes with the word constraint in them</text:span><text:span text:style-name="T58">--&gt;</text:span></text:p>
      <text:p text:style-name="P21"><text:span text:style-name="T58">&lt;!--</text:span><text:span text:style-name="T62">TODO (3) Remove the default text</text:span><text:span text:style-name="T58">--&gt;</text:span></text:p>
      <text:p text:style-name="P19"><text:span text:style-name="T73">android</text:span><text:span text:style-name="T67">:text=</text:span><text:span text:style-name="T70">"Hello World!"</text:span></text:p>
      <text:p text:style-name="P19"><text:soft-page-break/><text:span text:style-name="T58">&lt;!--</text:span><text:span text:style-name="T62">TODO (4) Give the TextView 16dp of padding</text:span><text:span text:style-name="T58">--&gt;</text:span></text:p>
      <text:p text:style-name="P21"><text:span text:style-name="T58">&lt;!--</text:span><text:span text:style-name="T62">TODO (5) Set the text size to 20sp</text:span><text:span text:style-name="T58">--&gt;</text:span></text:p>
      <text:p text:style-name="P34">Exercise 2 Toying with favorite toys- <text:span text:style-name="T76">comments collections</text:span></text:p>
      <text:p text:style-name="P34"/>
      <text:list xml:id="list7183683937710506727" text:style-name="L8">
        <text:list-item>
          <text:p text:style-name="P192"><text:span text:style-name="T58">// </text:span><text:span text:style-name="T62">TODO (1) Declare a TextView variable called mToysListTextView</text:span></text:p>
        </text:list-item>
      </text:list>
      <text:p text:style-name="P21">android.widget.TextView <text:span text:style-name="T73">mToysListTextView</text:span><text:span text:style-name="T77">;</text:span></text:p>
      <text:list xml:id="list104553234777027" text:continue-numbering="true" text:style-name="L8">
        <text:list-item>
          <text:p text:style-name="P192"><text:span text:style-name="T58">&lt;!--</text:span><text:span text:style-name="T62">TODO (2) Add an id to the TextView with the value @+id/tv_toy_names</text:span><text:span text:style-name="T58">--&gt;</text:span></text:p>
        </text:list-item>
      </text:list>
      <text:p text:style-name="P202">&lt;TextView</text:p>
      <text:p text:style-name="P198"><text:span text:style-name="T75"><text:s text:c="4"/></text:span><text:span text:style-name="T74">android</text:span><text:span text:style-name="T69">:id=</text:span><text:span text:style-name="T71">"@+id/tv_toys_names"</text:span></text:p>
      <text:list xml:id="list104552625458273" text:continue-numbering="true" text:style-name="L8">
        <text:list-item>
          <text:list>
            <text:list-item>
              <text:p text:style-name="P84">“The @ tells the program to treat the stuff inside the quotes as a , instead of as a string literal.”</text:p>
            </text:list-item>
            <text:list-item>
              <text:p text:style-name="P84">“<text:span text:style-name="T78">The + tells the program to create the id if it doesn’t already exist.”</text:span></text:p>
            </text:list-item>
            <text:list-item>
              <text:p text:style-name="P84">“<text:span text:style-name="T78">id preceding / tells program we’re creating an id instead of referencing something”</text:span></text:p>
            </text:list-item>
          </text:list>
        </text:list-item>
      </text:list>
      <text:p text:style-name="P85"/>
      <text:p text:style-name="P195"><text:span text:style-name="T58">// </text:span><text:span text:style-name="T62">TODO (3) Use findViewById to get a reference to the TextView from the layout</text:span></text:p>
      <text:p text:style-name="P85"/>
      <text:p text:style-name="P195"><text:span text:style-name="T58">// </text:span><text:span text:style-name="T62">TODO (4) Use the static ToyBox.getToyNames method and store the names in a String array</text:span></text:p>
      <text:p text:style-name="P85"/>
      <text:p text:style-name="P195"><text:span text:style-name="T58">// </text:span><text:span text:style-name="T62">TODO (5) Loop through each toy and append the name to the TextView (add \n for spacing)</text:span></text:p>
      <text:p text:style-name="P85"/>
      <text:p text:style-name="P35">Exercise 3 – see More Favorite Toys- Comments collections</text:p>
      <text:p text:style-name="P35"/>
      <text:p text:style-name="P193"><text:span text:style-name="T58">&lt;!--</text:span><text:span text:style-name="T62">TODO (1) Add a ScrollView around the TextView so you can scroll through the list of toys</text:span><text:span text:style-name="T58">--&gt;</text:span></text:p>
      <text:p text:style-name="P193"><text:span text:style-name="T58">&lt;!--</text:span><text:span text:style-name="T62">TODO (2) Make the width of the ScrollView match_parent and the height wrap_content</text:span><text:span text:style-name="T58">--&gt;</text:span></text:p>
      <text:p text:style-name="P35"/>
      <text:p text:style-name="P27">Visual Layout Editor Exercise: Android Studio</text:p>
      <text:p text:style-name="P27"/>
      <text:list xml:id="list5977755096761381140" text:style-name="L9">
        <text:list-item>
          <text:p text:style-name="P86">android-studio comes with a layout editor. See the design tab.</text:p>
          <text:list>
            <text:list-item>
              <text:p text:style-name="P90">Thi<text:span text:style-name="T82">s writes XML for you</text:span></text:p>
            </text:list-item>
          </text:list>
        </text:list-item>
        <text:list-item>
          <text:p text:style-name="P87">The layout allows users to place things on the app such as:</text:p>
          <text:list>
            <text:list-item>
              <text:p text:style-name="P87">views that display text, images, edit text, buttons...</text:p>
            </text:list-item>
            <text:list-item>
              <text:p text:style-name="P87">these added views are often called widgets</text:p>
            </text:list-item>
          </text:list>
        </text:list-item>
        <text:list-item>
          <text:p text:style-name="P88">here we: build a layout using the layout editor and the constraint layout</text:p>
          <text:list>
            <text:list-item>
              <text:p text:style-name="P89">A constraint <text:span text:style-name="T79">layout</text:span> uses complex constraints on the child views to allow for dynamic layouts that respect different window sizes.</text:p>
            </text:list-item>
            <text:list-item>
              <text:p text:style-name="P89"><text:span text:style-name="T80">Add a constraint layout, change route layout to be a constraint layout.</text:span></text:p>
            </text:list-item>
          </text:list>
        </text:list-item>
        <text:list-item>
          <text:p text:style-name="P89"><text:span text:style-name="T80">The editor has tools for creating constraints. </text:span></text:p>
          <text:list>
            <text:list-item>
              <text:p text:style-name="P89"><text:span text:style-name="T80">The magnet automatically adds constraints. We turned it off.</text:span></text:p>
            </text:list-item>
          </text:list>
        </text:list-item>
        <text:list-item>
          <text:p text:style-name="P89"><text:s/><text:span text:style-name="T81">Landscape mode?</text:span></text:p>
          <text:list>
            <text:list-item>
              <text:p text:style-name="P91">In operation in editor button (looks like a phone with arrows around it)</text:p>
            </text:list-item>
          </text:list>
        </text:list-item>
        <text:list-item>
          <text:p text:style-name="P89"/>
        </text:list-item>
      </text:list>
      <text:p text:style-name="P35"/>
      <text:p text:style-name="P28"><text:soft-page-break/>More with the Visual Layout Editor</text:p>
      <text:p text:style-name="P36"/>
      <text:list xml:id="list3422843651036164276" text:style-name="L10">
        <text:list-item>
          <text:p text:style-name="P92">rotation can change how your layout looks</text:p>
        </text:list-item>
        <text:list-item>
          <text:p text:style-name="P93">you can make multiple layouts for different devices and different rotations.</text:p>
        </text:list-item>
        <text:list-item>
          <text:p text:style-name="P94">Layout inference:</text:p>
          <text:list>
            <text:list-item>
              <text:p text:style-name="P94">responsive</text:p>
            </text:list-item>
            <text:list-item>
              <text:p text:style-name="P94">different for portriat vs landscape</text:p>
            </text:list-item>
          </text:list>
        </text:list-item>
      </text:list>
      <text:p text:style-name="P95"/>
      <text:p text:style-name="P29">Responsive Design</text:p>
      <text:p text:style-name="P29"/>
      <text:list xml:id="list2928244897048555550" text:style-name="L11">
        <text:list-item>
          <text:p text:style-name="P96">absolute layout is bad</text:p>
        </text:list-item>
        <text:list-item>
          <text:p text:style-name="P96">linear layout, constraint layout, and grid layout can resize dynamically</text:p>
        </text:list-item>
      </text:list>
      <text:p text:style-name="P97"/>
      <text:p text:style-name="P30">Layout managers</text:p>
      <text:p text:style-name="P30"/>
      <text:list xml:id="list598985729095052228" text:style-name="L12">
        <text:list-item>
          <text:p text:style-name="P98">build:</text:p>
          <text:list>
            <text:list-item>
              <text:p text:style-name="P98">small phone</text:p>
            </text:list-item>
            <text:list-item>
              <text:p text:style-name="P98">large phone</text:p>
            </text:list-item>
            <text:list-item>
              <text:p text:style-name="P98">medium tablet</text:p>
            </text:list-item>
            <text:list-item>
              <text:p text:style-name="P98">large tablet</text:p>
            </text:list-item>
          </text:list>
        </text:list-item>
        <text:list-item>
          <text:p text:style-name="P99">the layouts come from view group class they contain and give order to their child views</text:p>
          <text:list>
            <text:list-item>
              <text:p text:style-name="P100">use the simplest layout for the job</text:p>
            </text:list-item>
          </text:list>
        </text:list-item>
        <text:list-item>
          <text:p text:style-name="P100">frame layout:</text:p>
          <text:list>
            <text:list-item>
              <text:p text:style-name="P100">for simple layouts with 1 child view (like a list view)</text:p>
            </text:list-item>
            <text:list-item>
              <text:p text:style-name="P100">multiple items overlap</text:p>
            </text:list-item>
            <text:list-item>
              <text:p text:style-name="P100">can position relative to self</text:p>
            </text:list-item>
          </text:list>
        </text:list-item>
        <text:list-item>
          <text:p text:style-name="P100">linear layout:</text:p>
          <text:list>
            <text:list-item>
              <text:p text:style-name="P100">for stacking view vertically or horizontally</text:p>
            </text:list-item>
            <text:list-item>
              <text:p text:style-name="P100">break up display proportionally</text:p>
            </text:list-item>
          </text:list>
        </text:list-item>
        <text:list-item>
          <text:p text:style-name="P100">constraint layout:</text:p>
          <text:list>
            <text:list-item>
              <text:p text:style-name="P100">powerful, but complicated</text:p>
            </text:list-item>
            <text:list-item>
              <text:p text:style-name="P100">configure views relative to the parent</text:p>
            </text:list-item>
          </text:list>
        </text:list-item>
        <text:list-item>
          <text:p text:style-name="P101">more on layouts later</text:p>
        </text:list-item>
      </text:list>
      <text:p text:style-name="P102"/>
      <text:p text:style-name="P31">Update Sunshine Layout- comment collections</text:p>
      <text:p text:style-name="P31"/>
      <text:list xml:id="list6419468721253284754" text:style-name="L13">
        <text:list-item>
          <text:p text:style-name="P194"><text:span text:style-name="T58">&lt;!--</text:span><text:span text:style-name="T62">TODO (1) Change the ConstraintLayout to a FrameLayout</text:span><text:span text:style-name="T58">--&gt;</text:span></text:p>
        </text:list-item>
        <text:list-item>
          <text:p text:style-name="P194"><text:span text:style-name="T58">&lt;!--</text:span><text:span text:style-name="T62">TODO (2) Change the TextView's android:id attribute to tv_weather_data</text:span><text:span text:style-name="T58">--&gt;</text:span></text:p>
        </text:list-item>
        <text:list-item>
          <text:p text:style-name="P194"><text:span text:style-name="T58">&lt;!--</text:span><text:span text:style-name="T62">TODO (3) Give the TextView 16dp of padding</text:span><text:span text:style-name="T58">--&gt;</text:span></text:p>
        </text:list-item>
        <text:list-item>
          <text:p text:style-name="P194"><text:span text:style-name="T58">&lt;!--</text:span><text:span text:style-name="T62">TODO (4) Set the text size to 20sp</text:span><text:span text:style-name="T58">--&gt;</text:span></text:p>
        </text:list-item>
        <text:list-item>
          <text:p text:style-name="P194"><text:span text:style-name="T58">&lt;!--</text:span><text:span text:style-name="T62">TODO (5) Remove all attributes with the word constraint in them</text:span><text:span text:style-name="T58">--&gt;</text:span></text:p>
          <text:list>
            <text:list-item>
              <text:p text:style-name="P194"><text:span text:style-name="T73">app</text:span><text:span text:style-name="T67">:layout_constraintBottom_toBottomOf=</text:span><text:span text:style-name="T70">"@+id/activity_main"</text:span></text:p>
            </text:list-item>
          </text:list>
        </text:list-item>
      </text:list>
      <text:p text:style-name="P18"><text:span text:style-name="T73"><text:tab/>app</text:span><text:span text:style-name="T67">:layout_constraintLeft_toLeftOf=</text:span><text:span text:style-name="T70">"@+id/activity_main"</text:span></text:p>
      <text:p text:style-name="P18"><text:span text:style-name="T73"><text:tab/>app</text:span><text:span text:style-name="T67">:layout_constraintRight_toRightOf=</text:span><text:span text:style-name="T70">"@+id/activity_main"</text:span></text:p>
      <text:p text:style-name="P21"><text:span text:style-name="T73"><text:tab/>app</text:span><text:span text:style-name="T67">:layout_constraintTop_toTopOf=</text:span><text:span text:style-name="T70">"@+id/activity_main" </text:span></text:p>
      <text:list xml:id="list104552994792988" text:continue-numbering="true" text:style-name="L13">
        <text:list-item>
          <text:p text:style-name="P194"><text:soft-page-break/><text:span text:style-name="T58">&lt;!--</text:span><text:span text:style-name="T62">TODO (7) Remove the line that declares the id, we don't need it</text:span><text:span text:style-name="T58">--&gt;</text:span></text:p>
        </text:list-item>
        <text:list-item>
          <text:p text:style-name="P194"><text:span text:style-name="T58">&lt;!--</text:span><text:span text:style-name="T62">TODO (8) Wrap the TextView in a ScrollView</text:span><text:span text:style-name="T58">--&gt;</text:span></text:p>
        </text:list-item>
        <text:list-item>
          <text:p text:style-name="P194"><text:span text:style-name="T58">&lt;!--</text:span><text:span text:style-name="T62">TODO (6) Remove the default text from the TextView</text:span><text:span text:style-name="T58">--&gt;</text:span></text:p>
          <text:list>
            <text:list-item>
              <text:p text:style-name="P194"><text:span text:style-name="T73">android</text:span><text:span text:style-name="T67">:text=</text:span><text:span text:style-name="T70">"Hello World!"</text:span></text:p>
            </text:list-item>
          </text:list>
        </text:list-item>
        <text:list-item>
          <text:p text:style-name="P194"><text:span text:style-name="T58">&lt;!--</text:span><text:span text:style-name="T62">TODO (9) Set the ScrollView width to match_parent and the height to wrap_content</text:span><text:span text:style-name="T58">--&gt;</text:span></text:p>
        </text:list-item>
        <text:list-item>
          <text:p text:style-name="P196"><text:span text:style-name="T60">// </text:span><text:span text:style-name="T63">TODO (10) Remove this dependency as we won't be needing it for the project until later</text:span></text:p>
        </text:list-item>
        <text:list-item>
          <text:p text:style-name="P196"><text:span text:style-name="T15">compile </text:span><text:span text:style-name="T72">'com.android.support.constraint:constraint-layout:1.0.2'</text:span></text:p>
        </text:list-item>
        <text:list-item>
          <text:p text:style-name="P197"><text:span text:style-name="T66"/></text:p>
        </text:list-item>
        <text:list-item>
          <text:p text:style-name="P32"/>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08:52:18.696534113</meta:creation-date>
    <meta:generator>LibreOffice/5.1.6.2$Linux_X86_64 LibreOffice_project/10m0$Build-2</meta:generator>
    <dc:date>2017-06-05T10:45:51.057447731</dc:date>
    <meta:editing-duration>PT22H59M17S</meta:editing-duration>
    <meta:editing-cycles>233</meta:editing-cycles>
    <meta:document-statistic meta:table-count="0" meta:image-count="0" meta:object-count="0" meta:page-count="12" meta:paragraph-count="408" meta:word-count="3060" meta:character-count="19511" meta:non-whitespace-character-count="17185"/>
  </office:meta>
</office:document-meta>
</file>